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9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3.759cm"/>
    </style:style>
    <style:style style:name="co4" style:family="table-column">
      <style:table-column-properties fo:break-before="auto" style:column-width="3.925cm"/>
    </style:style>
    <style:style style:name="co5" style:family="table-column">
      <style:table-column-properties fo:break-before="auto" style:column-width="4.837cm"/>
    </style:style>
    <style:style style:name="co6" style:family="table-column">
      <style:table-column-properties fo:break-before="auto" style:column-width="6.108cm"/>
    </style:style>
    <style:style style:name="co7" style:family="table-column">
      <style:table-column-properties fo:break-before="auto" style:column-width="4.671cm"/>
    </style:style>
    <style:style style:name="co8" style:family="table-column">
      <style:table-column-properties fo:break-before="auto" style:column-width="5.86cm"/>
    </style:style>
    <style:style style:name="co9" style:family="table-column">
      <style:table-column-properties fo:break-before="auto" style:column-width="4.367cm"/>
    </style:style>
    <style:style style:name="co10" style:family="table-column">
      <style:table-column-properties fo:break-before="auto" style:column-width="5.334cm"/>
    </style:style>
    <style:style style:name="co11" style:family="table-column">
      <style:table-column-properties fo:break-before="auto" style:column-width="5.445cm"/>
    </style:style>
    <style:style style:name="co12" style:family="table-column">
      <style:table-column-properties fo:break-before="auto" style:column-width="5.251cm"/>
    </style:style>
    <style:style style:name="co13" style:family="table-column">
      <style:table-column-properties fo:break-before="auto" style:column-width="4.119cm"/>
    </style:style>
    <style:style style:name="co14" style:family="table-column">
      <style:table-column-properties fo:break-before="auto" style:column-width="4.202cm"/>
    </style:style>
    <style:style style:name="co15" style:family="table-column">
      <style:table-column-properties fo:break-before="auto" style:column-width="2.792cm"/>
    </style:style>
    <style:style style:name="co16" style:family="table-column">
      <style:table-column-properties fo:break-before="auto" style:column-width="2.598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shadow="#808080 0.176cm 0.176cm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0.06pt solid #000000" style:shadow="none"/>
      <style:paragraph-properties fo:text-align="center" fo:margin-left="0cm"/>
    </style:style>
    <style:style style:name="ce9" style:family="table-cell" style:parent-style-name="Default">
      <style:table-cell-properties fo:border-bottom="none" fo:border-left="0.06pt solid #000000" fo:border-right="none" style:shadow="none" fo:border-top="none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950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8000"/>
    </style:style>
    <style:style style:name="ce1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shadow="#808080 0.176cm 0.176cm"/>
      <style:paragraph-properties fo:text-align="center" fo:margin-left="0cm"/>
    </style:style>
    <style:style style:name="ce17" style:family="table-cell" style:parent-style-name="Default">
      <style:table-cell-properties fo:border-bottom="0.06pt solid #000000" fo:border-left="none" fo:border-right="none" style:shadow="none" fo:border-top="0.06pt solid #000000"/>
    </style:style>
    <style:style style:name="ce18" style:family="table-cell" style:parent-style-name="Default">
      <style:table-cell-properties style:shadow="none"/>
    </style:style>
    <style:style style:name="ce19" style:family="table-cell" style:parent-style-name="Default">
      <style:table-cell-properties fo:background-color="#ffffff" style:text-align-source="fix" style:repeat-content="false" fo:border="0.06pt solid #000000" style:shadow="none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 fo:border="0.06pt solid #000000" style:shadow="none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fo:border="0.06pt solid #000000" style:shadow="#808080 0.176cm 0.176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3" style:family="table-cell" style:parent-style-name="Default">
      <style:table-cell-properties fo:border-bottom="0.06pt solid #000000" fo:border-left="none" fo:border-right="0.06pt solid #000000" style:shadow="none" fo:border-top="0.06pt solid #000000"/>
    </style:style>
    <style:style style:name="ce24" style:family="table-cell" style:parent-style-name="Default">
      <style:table-cell-properties fo:border-bottom="none" fo:border-left="none" fo:border-right="0.06pt solid #000000" style:shadow="none" fo:border-top="none"/>
    </style:style>
    <style:style style:name="ce25" style:family="table-cell" style:parent-style-name="Default">
      <style:table-cell-properties fo:background-color="#808080" style:text-align-source="fix" style:repeat-content="false" fo:border="0.06pt solid #000000" style:shadow="#808080 0.176cm 0.176cm"/>
      <style:paragraph-properties fo:text-align="center" fo:margin-left="0cm"/>
    </style:style>
    <style:style style:name="ce26" style:family="table-cell" style:parent-style-name="Default">
      <style:table-cell-properties fo:background-color="#ffffff" style:text-align-source="fix" style:repeat-content="false" fo:border="0.06pt solid #000000" style:shadow="#808080 0.176cm 0.176cm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fo:background-color="#808080" style:text-align-source="fix" style:repeat-content="false" fo:border="0.06pt solid #000000" style:shadow="#808080 0.176cm 0.176cm"/>
      <style:paragraph-properties fo:text-align="center" fo:margin-left="0cm"/>
      <style:text-properties fo:color="#ff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shadow="#808080 0.176cm 0.176cm"/>
      <style:paragraph-properties fo:text-align="center" fo:margin-left="0cm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fo:background-color="#ffffff" style:text-align-source="fix" style:repeat-content="false" fo:border="0.06pt solid #000000" style:shadow="#808080 0.176cm 0.176cm"/>
      <style:paragraph-properties fo:text-align="center" fo:margin-left="0cm"/>
      <style:text-properties fo:color="#ff000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shadow="#808080 0.176cm 0.176cm"/>
      <style:paragraph-properties fo:text-align="center" fo:margin-left="0cm"/>
      <style:text-properties fo:color="#008000"/>
    </style:style>
    <style:style style:name="ce33" style:family="table-cell" style:parent-style-name="Default">
      <style:table-cell-properties fo:background-color="#808080" style:text-align-source="fix" style:repeat-content="false" fo:border="0.06pt solid #000000" style:shadow="#808080 0.176cm 0.176cm"/>
      <style:paragraph-properties fo:text-align="center" fo:margin-left="0cm"/>
      <style:text-properties fo:color="#008000"/>
    </style:style>
    <style:style style:name="ce34" style:family="table-cell" style:parent-style-name="Default">
      <style:table-cell-properties fo:background-color="#ffffff" style:text-align-source="fix" style:repeat-content="false" fo:border="0.06pt solid #000000" style:shadow="#808080 0.176cm 0.176cm"/>
      <style:paragraph-properties fo:text-align="center" fo:margin-left="0cm"/>
      <style:text-properties fo:color="#008000"/>
    </style:style>
    <style:style style:name="ce35" style:family="table-cell" style:parent-style-name="Default">
      <style:table-cell-properties fo:background-color="#ffffff"/>
    </style:style>
    <style:style style:name="ce36" style:family="table-cell" style:parent-style-name="Default">
      <style:table-cell-properties fo:background-color="#ffffff"/>
      <style:text-properties fo:color="#000000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  <style:text-properties fo:color="#000000"/>
    </style:style>
    <style:style style:name="ce4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7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rix achat unitaire</text:p>
          </table:table-cell>
          <table:table-cell office:value-type="string">
            <text:p>prix achat M3</text:p>
          </table:table-cell>
          <table:table-cell table:style-name="ce1" office:value-type="string">
            <text:p>prix vente unitaire</text:p>
          </table:table-cell>
          <table:table-cell table:style-name="ce1" office:value-type="string">
            <text:p>Prix vente raffiné actuel M3</text:p>
          </table:table-cell>
          <table:table-cell table:style-name="ce1" office:value-type="string">
            <text:p>Prix vente raffiné idéal</text:p>
          </table:table-cell>
          <table:table-cell table:style-name="ce1" office:value-type="string">
            <text:p>marge net actuelle</text:p>
          </table:table-cell>
          <table:table-cell table:style-name="ce27" office:value-type="string">
            <text:p>retour sur investissement actuel</text:p>
          </table:table-cell>
          <table:table-cell table:style-name="ce1" office:value-type="string">
            <text:p>marge net idéale</text:p>
          </table:table-cell>
          <table:table-cell table:style-name="ce32" office:value-type="string">
            <text:p>retour sur investissement idéal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veldspar</text:p>
          </table:table-cell>
          <table:table-cell table:style-name="ce15" office:value-type="float" office:value="12.3">
            <text:p>12,3</text:p>
          </table:table-cell>
          <table:table-cell table:style-name="ce15" table:formula="of:=[.B2]*10" office:value-type="float" office:value="123">
            <text:p>123</text:p>
          </table:table-cell>
          <table:table-cell table:style-name="ce15" office:value-type="float" office:value="14.99">
            <text:p>14,99</text:p>
          </table:table-cell>
          <table:table-cell table:style-name="ce15" table:formula="of:=([.B66]*[.B130]*[.D52])-([.B66]*[.B130]*[.D52])*[.B118]" office:value-type="float" office:value="122.0403509325">
            <text:p>122,0403509325</text:p>
          </table:table-cell>
          <table:table-cell table:style-name="ce15" table:formula="of:=[.D52]*[.B66]" office:value-type="float" office:value="135.135">
            <text:p>135,135</text:p>
          </table:table-cell>
          <table:table-cell table:style-name="ce15" table:formula="of:=[.E2]-[.C2]" office:value-type="float" office:value="-0.959649067499996">
            <text:p>-0,9596490675</text:p>
          </table:table-cell>
          <table:table-cell table:style-name="ce28" table:formula="of:=[.G2]*100/[.C2]" office:value-type="float" office:value="-0.780202493902435">
            <text:p>-0,7802024939</text:p>
          </table:table-cell>
          <table:table-cell table:style-name="ce15" table:formula="of:=[.F2]-[.C2]" office:value-type="float" office:value="12.135">
            <text:p>12,135</text:p>
          </table:table-cell>
          <table:table-cell table:style-name="ce33" table:formula="of:=[.I2]*100/[.C2]" office:value-type="float" office:value="9.86585365853658">
            <text:p>9,8658536585</text:p>
          </table:table-cell>
          <table:table-cell table:style-name="ce35" table:number-columns-repeated="1014"/>
        </table:table-row>
        <table:table-row table:style-name="ro2">
          <table:table-cell table:style-name="ce3" office:value-type="string">
            <text:p>concentrated veldspar</text:p>
          </table:table-cell>
          <table:table-cell office:value-type="float" office:value="12.6">
            <text:p>12,6</text:p>
          </table:table-cell>
          <table:table-cell table:formula="of:=[.B3]*10" office:value-type="float" office:value="126">
            <text:p>126</text:p>
          </table:table-cell>
          <table:table-cell table:style-name="ce1" office:value-type="float" office:value="14.16">
            <text:p>14,16</text:p>
          </table:table-cell>
          <table:table-cell table:style-name="ce1" table:formula="of:=([.B67]*[.B130]*[.D52])-([.B67]*[.B130]*[.D52])*[.B118]" office:value-type="float" office:value="128.142368479125">
            <text:p>128,1423684791</text:p>
          </table:table-cell>
          <table:table-cell table:style-name="ce1" table:formula="of:=[.D52]*[.B67]" office:value-type="float" office:value="141.89175">
            <text:p>141,89175</text:p>
          </table:table-cell>
          <table:table-cell table:style-name="ce1" table:formula="of:=[.E3]-[.C3]" office:value-type="float" office:value="2.142368479125">
            <text:p>2,1423684791</text:p>
          </table:table-cell>
          <table:table-cell table:style-name="ce27" table:formula="of:=[.G3]*100/[.C3]" office:value-type="float" office:value="1.70029244375">
            <text:p>1,7002924438</text:p>
          </table:table-cell>
          <table:table-cell table:style-name="ce1" table:formula="of:=[.F3]-[.C3]" office:value-type="float" office:value="15.89175">
            <text:p>15,89175</text:p>
          </table:table-cell>
          <table:table-cell table:style-name="ce32" table:formula="of:=[.I3]*100/[.C3]" office:value-type="float" office:value="12.6125">
            <text:p>12,612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ense veldspar</text:p>
          </table:table-cell>
          <table:table-cell table:style-name="ce15" office:value-type="float" office:value="13.11">
            <text:p>13,11</text:p>
          </table:table-cell>
          <table:table-cell table:style-name="ce15" table:formula="of:=[.B4]*10" office:value-type="float" office:value="131.1">
            <text:p>131,1</text:p>
          </table:table-cell>
          <table:table-cell table:style-name="ce15" office:value-type="float" office:value="15">
            <text:p>15</text:p>
          </table:table-cell>
          <table:table-cell table:style-name="ce15" table:formula="of:=[.B68]*[.B130]*[.D52]-([.B68]*[.B130]*[.D52])*[.B118]" office:value-type="float" office:value="134.24438602575">
            <text:p>134,2443860258</text:p>
          </table:table-cell>
          <table:table-cell table:style-name="ce15" table:formula="of:=[.D52]*[.B68]" office:value-type="float" office:value="148.6485">
            <text:p>148,6485</text:p>
          </table:table-cell>
          <table:table-cell table:style-name="ce15" table:formula="of:=[.E4]-[.C4]" office:value-type="float" office:value="3.14438602575001">
            <text:p>3,1443860258</text:p>
          </table:table-cell>
          <table:table-cell table:style-name="ce28" table:formula="of:=[.G4]*100/[.C4]" office:value-type="float" office:value="2.39846378775744">
            <text:p>2,3984637878</text:p>
          </table:table-cell>
          <table:table-cell table:style-name="ce15" table:formula="of:=[.F4]-[.C4]" office:value-type="float" office:value="17.5485">
            <text:p>17,5485</text:p>
          </table:table-cell>
          <table:table-cell table:style-name="ce33" table:formula="of:=[.I4]*100/[.C4]" office:value-type="float" office:value="13.3855835240275">
            <text:p>13,385583524</text:p>
          </table:table-cell>
          <table:table-cell table:style-name="ce35" table:number-columns-repeated="1014"/>
        </table:table-row>
        <table:table-row table:style-name="ro2">
          <table:table-cell table:style-name="ce3" office:value-type="string">
            <text:p>scordite</text:p>
          </table:table-cell>
          <table:table-cell office:value-type="float" office:value="22.67">
            <text:p>22,67</text:p>
          </table:table-cell>
          <table:table-cell table:formula="of:=[.B5]*6.666" office:value-type="float" office:value="151.11822">
            <text:p>151,11822</text:p>
          </table:table-cell>
          <table:table-cell table:style-name="ce1" office:value-type="float" office:value="28">
            <text:p>28</text:p>
          </table:table-cell>
          <table:table-cell table:style-name="ce1" table:formula="of:=((([.B69]*[.D52])+([.C69]*[.D53]))*[.B131])-((([.B69]*[.D52])+([.C69]*[.D53]))*[.B131])*[.B118]" office:value-type="float" office:value="158.022544311">
            <text:p>158,022544311</text:p>
          </table:table-cell>
          <table:table-cell table:style-name="ce1" table:formula="of:=[.D52]*[.B69]+[.D53]*[.C69]" office:value-type="float" office:value="174.978">
            <text:p>174,978</text:p>
          </table:table-cell>
          <table:table-cell table:style-name="ce1" table:formula="of:=[.E5]-[.C5]" office:value-type="float" office:value="6.90432431099998">
            <text:p>6,904324311</text:p>
          </table:table-cell>
          <table:table-cell table:style-name="ce27" table:formula="of:=[.G5]*100/[.C5]" office:value-type="float" office:value="4.56882321072865">
            <text:p>4,5688232107</text:p>
          </table:table-cell>
          <table:table-cell table:style-name="ce1" table:formula="of:=[.F5]-[.C5]" office:value-type="float" office:value="23.85978">
            <text:p>23,85978</text:p>
          </table:table-cell>
          <table:table-cell table:style-name="ce32" table:formula="of:=[.I5]*100/[.C5]" office:value-type="float" office:value="15.7888175231286">
            <text:p>15,788817523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condensed scordite</text:p>
          </table:table-cell>
          <table:table-cell table:style-name="ce15" office:value-type="float" office:value="23.36">
            <text:p>23,36</text:p>
          </table:table-cell>
          <table:table-cell table:style-name="ce15" table:formula="of:=[.B6]*6.666" office:value-type="float" office:value="155.71776">
            <text:p>155,71776</text:p>
          </table:table-cell>
          <table:table-cell table:style-name="ce15" office:value-type="float" office:value="26.66">
            <text:p>26,66</text:p>
          </table:table-cell>
          <table:table-cell table:style-name="ce15" table:formula="of:=((([.B70]*[.D52])+([.C70]*[.D53]))*[.B131])-(([.B70]*[.D52])+([.C70]*[.D53]))*[.B131]*[.B118]" office:value-type="float" office:value="165.92367152655">
            <text:p>165,9236715266</text:p>
          </table:table-cell>
          <table:table-cell table:style-name="ce15" table:formula="of:=[.D52]*[.B70]+[.D53]*[.C70]" office:value-type="float" office:value="183.7269">
            <text:p>183,7269</text:p>
          </table:table-cell>
          <table:table-cell table:style-name="ce15" table:formula="of:=[.E6]-[.C6]" office:value-type="float" office:value="10.20591152655">
            <text:p>10,2059115266</text:p>
          </table:table-cell>
          <table:table-cell table:style-name="ce28" table:formula="of:=[.G6]*100/[.C6]" office:value-type="float" office:value="6.55410887399742">
            <text:p>6,554108874</text:p>
          </table:table-cell>
          <table:table-cell table:style-name="ce15" table:formula="of:=[.F6]-[.C6]" office:value-type="float" office:value="28.00914">
            <text:p>28,00914</text:p>
          </table:table-cell>
          <table:table-cell table:style-name="ce33" table:formula="of:=[.I6]*100/[.C6]" office:value-type="float" office:value="17.9871197736212">
            <text:p>17,9871197736</text:p>
          </table:table-cell>
          <table:table-cell table:style-name="ce35" table:number-columns-repeated="1014"/>
        </table:table-row>
        <table:table-row table:style-name="ro2">
          <table:table-cell table:style-name="ce3" office:value-type="string">
            <text:p>massive scordite</text:p>
          </table:table-cell>
          <table:table-cell office:value-type="float" office:value="24.54">
            <text:p>24,54</text:p>
          </table:table-cell>
          <table:table-cell table:formula="of:=[.B7]*6.666" office:value-type="float" office:value="163.58364">
            <text:p>163,58364</text:p>
          </table:table-cell>
          <table:table-cell table:style-name="ce1" office:value-type="float" office:value="26.9">
            <text:p>26,9</text:p>
          </table:table-cell>
          <table:table-cell table:style-name="ce1" table:formula="of:=((([.B71]*[.D52])+([.C71]*[.D53]))*[.B131])-((([.B71]*[.D52])+([.C71]*[.D53]))*[.B131])*[.B118]" office:value-type="float" office:value="173.8247987421">
            <text:p>173,8247987421</text:p>
          </table:table-cell>
          <table:table-cell table:style-name="ce1" table:formula="of:=[.D52]*[.B71]+[.D53]*[.C71]" office:value-type="float" office:value="192.4758">
            <text:p>192,4758</text:p>
          </table:table-cell>
          <table:table-cell table:style-name="ce1" table:formula="of:=[.E7]-[.C7]" office:value-type="float" office:value="10.2411587421">
            <text:p>10,2411587421</text:p>
          </table:table-cell>
          <table:table-cell table:style-name="ce27" table:formula="of:=[.G7]*100/[.C7]" office:value-type="float" office:value="6.26050303202692">
            <text:p>6,260503032</text:p>
          </table:table-cell>
          <table:table-cell table:style-name="ce1" table:formula="of:=[.F7]-[.C7]" office:value-type="float" office:value="28.89216">
            <text:p>28,89216</text:p>
          </table:table-cell>
          <table:table-cell table:style-name="ce32" table:formula="of:=[.I7]*100/[.C7]" office:value-type="float" office:value="17.6620106998475">
            <text:p>17,662010699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gioclase</text:p>
          </table:table-cell>
          <table:table-cell table:style-name="ce15" office:value-type="float" office:value="45.04">
            <text:p>45,04</text:p>
          </table:table-cell>
          <table:table-cell table:style-name="ce15" table:formula="of:=[.B8]*2.857" office:value-type="float" office:value="128.67928">
            <text:p>128,67928</text:p>
          </table:table-cell>
          <table:table-cell table:style-name="ce15" office:value-type="float" office:value="57.94">
            <text:p>57,94</text:p>
          </table:table-cell>
          <table:table-cell table:style-name="ce15" table:formula="of:=([.B132]*(([.B72]*[.D52])+([.C72]*[.D53])+([.D72]*[.D54])))-([.B132]*(([.B72]*[.D52])+([.C72]*[.D53])+([.D72]*[.D54])))*[.B118]" office:value-type="float" office:value="162.1326100095">
            <text:p>162,1326100095</text:p>
          </table:table-cell>
          <table:table-cell table:style-name="ce15" table:formula="of:=[.D52]*[.B72]+[.D53]*[.C72]+[.D54]*[.D72]" office:value-type="float" office:value="172.386">
            <text:p>172,386</text:p>
          </table:table-cell>
          <table:table-cell table:style-name="ce15" table:formula="of:=[.E8]-[.C8]" office:value-type="float" office:value="33.4533300095">
            <text:p>33,4533300095</text:p>
          </table:table-cell>
          <table:table-cell table:style-name="ce28" table:formula="of:=[.G8]*100/[.C8]" office:value-type="float" office:value="25.9974488585109">
            <text:p>25,9974488585</text:p>
          </table:table-cell>
          <table:table-cell table:style-name="ce15" table:formula="of:=[.F8]-[.C8]" office:value-type="float" office:value="43.70672">
            <text:p>43,70672</text:p>
          </table:table-cell>
          <table:table-cell table:style-name="ce33" table:formula="of:=[.I8]*100/[.C8]" office:value-type="float" office:value="33.9656236808288">
            <text:p>33,9656236808</text:p>
          </table:table-cell>
          <table:table-cell table:style-name="ce35" table:number-columns-repeated="1014"/>
        </table:table-row>
        <table:table-row table:style-name="ro1">
          <table:table-cell table:style-name="ce3" office:value-type="string">
            <text:p>azure plagioclase</text:p>
          </table:table-cell>
          <table:table-cell office:value-type="float" office:value="46.92">
            <text:p>46,92</text:p>
          </table:table-cell>
          <table:table-cell table:formula="of:=[.B9]*2.857" office:value-type="float" office:value="134.05044">
            <text:p>134,05044</text:p>
          </table:table-cell>
          <table:table-cell table:style-name="ce1" office:value-type="float" office:value="55.4">
            <text:p>55,4</text:p>
          </table:table-cell>
          <table:table-cell table:style-name="ce1" table:formula="of:=([.B132]*(([.B73]*[.D52])+([.C73]*[.D53])+([.D73]*[.D54])))-([.B132]*(([.B73]*[.D52])+([.C73]*[.D53])+([.D73]*[.D54])))*[.B118]" office:value-type="float" office:value="170.239240509975">
            <text:p>170,23924051</text:p>
          </table:table-cell>
          <table:table-cell table:style-name="ce1" table:formula="of:=[.D52]*[.B73]+[.D53]*[.C73]+[.D54]*[.D73]" office:value-type="float" office:value="181.0053">
            <text:p>181,0053</text:p>
          </table:table-cell>
          <table:table-cell table:style-name="ce1" table:formula="of:=[.E9]-[.C9]" office:value-type="float" office:value="36.1888005099751">
            <text:p>36,18880051</text:p>
          </table:table-cell>
          <table:table-cell table:style-name="ce27" table:formula="of:=[.G9]*100/[.C9]" office:value-type="float" office:value="26.9964056141666">
            <text:p>26,9964056142</text:p>
          </table:table-cell>
          <table:table-cell table:style-name="ce1" table:formula="of:=[.F9]-[.C9]" office:value-type="float" office:value="46.95486">
            <text:p>46,95486</text:p>
          </table:table-cell>
          <table:table-cell table:style-name="ce32" table:formula="of:=[.I9]*100/[.C9]" office:value-type="float" office:value="35.0277552240784">
            <text:p>35,02775522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rich plagioclase</text:p>
          </table:table-cell>
          <table:table-cell table:style-name="ce15" office:value-type="float" office:value="50.25">
            <text:p>50,25</text:p>
          </table:table-cell>
          <table:table-cell table:style-name="ce15" table:formula="of:=[.B10]*2.857" office:value-type="float" office:value="143.56425">
            <text:p>143,56425</text:p>
          </table:table-cell>
          <table:table-cell table:style-name="ce15" office:value-type="float" office:value="57">
            <text:p>57</text:p>
          </table:table-cell>
          <table:table-cell table:style-name="ce25" table:formula="of:=([.B132]*(([.B74]*[.D52])+([.C74]*[.D53])+([.D74]*[.D54])))-([.B132]*(([.B74]*[.D52])+([.C74]*[.D53])+([.D74]*[.D54])))*[.B118]" office:value-type="float" office:value="178.34587101045">
            <text:p>178,3458710105</text:p>
          </table:table-cell>
          <table:table-cell table:style-name="ce25" table:formula="of:=[.D52]*[.B74]+[.D53]*[.C74]+[.D54]*[.D74]" office:value-type="float" office:value="189.6246">
            <text:p>189,6246</text:p>
          </table:table-cell>
          <table:table-cell table:style-name="ce25" table:formula="of:=[.E10]-[.C10]" office:value-type="float" office:value="34.7816210104501">
            <text:p>34,7816210105</text:p>
          </table:table-cell>
          <table:table-cell table:style-name="ce29" table:formula="of:=[.G10]*100/[.C10]" office:value-type="float" office:value="24.2272160446978">
            <text:p>24,2272160447</text:p>
          </table:table-cell>
          <table:table-cell table:style-name="ce25" table:formula="of:=[.F10]-[.C10]" office:value-type="float" office:value="46.06035">
            <text:p>46,06035</text:p>
          </table:table-cell>
          <table:table-cell table:style-name="ce33" table:formula="of:=[.I10]*100/[.C10]" office:value-type="float" office:value="32.0834399928952">
            <text:p>32,0834399929</text:p>
          </table:table-cell>
          <table:table-cell table:style-name="ce35" table:number-columns-repeated="1014"/>
        </table:table-row>
        <table:table-row table:style-name="ro2">
          <table:table-cell table:style-name="ce3" office:value-type="string">
            <text:p>omber</text:p>
          </table:table-cell>
          <table:table-cell office:value-type="float" office:value="72.31">
            <text:p>72,31</text:p>
          </table:table-cell>
          <table:table-cell table:formula="of:=[.B11]*1.666" office:value-type="float" office:value="120.46846">
            <text:p>120,46846</text:p>
          </table:table-cell>
          <table:table-cell table:style-name="ce1" office:value-type="float" office:value="173.33">
            <text:p>173,33</text:p>
          </table:table-cell>
          <table:table-cell table:style-name="ce16" table:formula="of:=(([.B75]*[.D52]*[.B133])+([.C75]*[.D53]*[.B133])+([.E75]*[.D55]*[.B133]))-([.B75]*[.D52]*[.B133])+([.C75]*[.D53]*[.B133])+([.E75]*[.D55]*[.B133])*[.B118]" office:value-type="float" office:value="125.802860649">
            <text:p>125,802860649</text:p>
          </table:table-cell>
          <table:table-cell table:style-name="ce16" table:formula="of:=[.B75]*[.D52]+[.C75]*[.D53]+[.E75]*[.D55]" office:value-type="float" office:value="138.4215">
            <text:p>138,4215</text:p>
          </table:table-cell>
          <table:table-cell table:style-name="ce16" table:formula="of:=[.E11]-[.C11]" office:value-type="float" office:value="5.33440064900002">
            <text:p>5,334400649</text:p>
          </table:table-cell>
          <table:table-cell table:style-name="ce30" table:formula="of:=[.G11]*100/[.C11]" office:value-type="float" office:value="4.4280475146773">
            <text:p>4,4280475147</text:p>
          </table:table-cell>
          <table:table-cell table:style-name="ce16" table:formula="of:=[.F11]-[.C11]" office:value-type="float" office:value="17.95304">
            <text:p>17,95304</text:p>
          </table:table-cell>
          <table:table-cell table:style-name="ce32" table:formula="of:=[.I11]*100/[.C11]" office:value-type="float" office:value="14.9026890523876">
            <text:p>14,902689052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silver omber</text:p>
          </table:table-cell>
          <table:table-cell table:style-name="ce15" office:value-type="float" office:value="71.02">
            <text:p>71,02</text:p>
          </table:table-cell>
          <table:table-cell table:style-name="ce15" table:formula="of:=[.B12]*1.666" office:value-type="float" office:value="118.31932">
            <text:p>118,31932</text:p>
          </table:table-cell>
          <table:table-cell table:style-name="ce15" office:value-type="float" office:value="85">
            <text:p>85</text:p>
          </table:table-cell>
          <table:table-cell table:style-name="ce25" table:formula="of:=([.B76]*[.D52]*[.B133])+([.C76]*[.D53]*[.B133])+([.E76]*[.D55]*[.B133])-([.B76]*[.D52]*[.B133])+([.C76]*[.D53]*[.B133])+([.E76]*[.D55]*[.B133])*[.B118]" office:value-type="float" office:value="132.065003262">
            <text:p>132,065003262</text:p>
          </table:table-cell>
          <table:table-cell table:style-name="ce25" table:formula="of:=[.B76]*[.D52]+[.C76]*[.D53]+[.E76]*[.D55]" office:value-type="float" office:value="145.317">
            <text:p>145,317</text:p>
          </table:table-cell>
          <table:table-cell table:style-name="ce25" table:formula="of:=[.E12]-[.C12]" office:value-type="float" office:value="13.745683262">
            <text:p>13,745683262</text:p>
          </table:table-cell>
          <table:table-cell table:style-name="ce29" table:formula="of:=[.G12]*100/[.C12]" office:value-type="float" office:value="11.6174461296769">
            <text:p>11,6174461297</text:p>
          </table:table-cell>
          <table:table-cell table:style-name="ce25" table:formula="of:=[.F12]-[.C12]" office:value-type="float" office:value="26.99768">
            <text:p>26,99768</text:p>
          </table:table-cell>
          <table:table-cell table:style-name="ce33" table:formula="of:=[.I12]*100/[.C12]" office:value-type="float" office:value="22.8176429681983">
            <text:p>22,8176429682</text:p>
          </table:table-cell>
          <table:table-cell table:style-name="ce35" table:number-columns-repeated="1014"/>
        </table:table-row>
        <table:table-row table:style-name="ro2">
          <table:table-cell table:style-name="ce3" office:value-type="string">
            <text:p>golden omber</text:p>
          </table:table-cell>
          <table:table-cell office:value-type="float" office:value="76.95">
            <text:p>76,95</text:p>
          </table:table-cell>
          <table:table-cell table:formula="of:=[.B13]*1.666" office:value-type="float" office:value="128.1987">
            <text:p>128,1987</text:p>
          </table:table-cell>
          <table:table-cell table:style-name="ce1" office:value-type="float" office:value="99.95">
            <text:p>99,95</text:p>
          </table:table-cell>
          <table:table-cell table:style-name="ce16" table:formula="of:=([.B77]*[.D52]*[.B133])+([.C77]*[.D53]*[.B133])+([.E77]*[.D55]*[.B133])-([.B77]*[.D52]*[.B133])+([.C77]*[.D53]*[.B133])+([.E77]*[.D55]*[.B133])*[.B118]" office:value-type="float" office:value="138.327145875">
            <text:p>138,327145875</text:p>
          </table:table-cell>
          <table:table-cell table:style-name="ce16" table:formula="of:=[.B77]*[.D52]+[.C77]*[.D53]+[.E77]*[.D55]" office:value-type="float" office:value="152.2125">
            <text:p>152,2125</text:p>
          </table:table-cell>
          <table:table-cell table:style-name="ce16" table:formula="of:=[.E13]-[.C13]" office:value-type="float" office:value="10.128445875">
            <text:p>10,128445875</text:p>
          </table:table-cell>
          <table:table-cell table:style-name="ce30" table:formula="of:=[.G13]*100/[.C13]" office:value-type="float" office:value="7.90058391777762">
            <text:p>7,9005839178</text:p>
          </table:table-cell>
          <table:table-cell table:style-name="ce16" table:formula="of:=[.F13]-[.C13]" office:value-type="float" office:value="24.0138">
            <text:p>24,0138</text:p>
          </table:table-cell>
          <table:table-cell table:style-name="ce32" table:formula="of:=[.I13]*100/[.C13]" office:value-type="float" office:value="18.7317032075988">
            <text:p>18,7317032076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Pyroxeres</text:p>
          </table:table-cell>
          <table:table-cell table:style-name="ce15" office:value-type="float" office:value="43.34">
            <text:p>43,34</text:p>
          </table:table-cell>
          <table:table-cell table:style-name="ce15" table:formula="of:=[.B14]*3.333" office:value-type="float" office:value="144.45222">
            <text:p>144,45222</text:p>
          </table:table-cell>
          <table:table-cell table:style-name="ce15" office:value-type="float" office:value="50.99">
            <text:p>50,99</text:p>
          </table:table-cell>
          <table:table-cell table:style-name="ce25" table:formula="of:=([.B78]*[.D52]*[.B134]+[.C78]*[.D53]*[.B134]+[.D78]*[.D54]*[.B134]+[.F78]*[.D56]*[.B134])*(1-[.B118])" office:value-type="float" office:value="169.3833554011">
            <text:p>169,3833554011</text:p>
          </table:table-cell>
          <table:table-cell table:style-name="ce25" table:formula="of:=[.B78]*[.D52]+[.C78]*[.D53]+[.D78]*[.D54]+[.F78]*[.D56]" office:value-type="float" office:value="187.5578">
            <text:p>187,5578</text:p>
          </table:table-cell>
          <table:table-cell table:style-name="ce25" table:formula="of:=[.E14]-[.C14]" office:value-type="float" office:value="24.9311354011">
            <text:p>24,9311354011</text:p>
          </table:table-cell>
          <table:table-cell table:style-name="ce29" table:formula="of:=[.G14]*100/[.C14]" office:value-type="float" office:value="17.2590877461765">
            <text:p>17,2590877462</text:p>
          </table:table-cell>
          <table:table-cell table:style-name="ce25" table:formula="of:=[.F14]-[.C14]" office:value-type="float" office:value="43.10558">
            <text:p>43,10558</text:p>
          </table:table-cell>
          <table:table-cell table:style-name="ce33" table:formula="of:=[.I14]*100/[.C14]" office:value-type="float" office:value="29.8407182665659">
            <text:p>29,8407182666</text:p>
          </table:table-cell>
          <table:table-cell table:style-name="ce35" table:number-columns-repeated="1014"/>
        </table:table-row>
        <table:table-row table:style-name="ro2">
          <table:table-cell table:style-name="ce4" office:value-type="string">
            <text:p>solid pyroxeres</text:p>
          </table:table-cell>
          <table:table-cell office:value-type="float" office:value="45.02">
            <text:p>45,02</text:p>
          </table:table-cell>
          <table:table-cell table:formula="of:=[.B15]*3.333" office:value-type="float" office:value="150.05166">
            <text:p>150,05166</text:p>
          </table:table-cell>
          <table:table-cell table:style-name="ce1" office:value-type="float" office:value="58">
            <text:p>58</text:p>
          </table:table-cell>
          <table:table-cell table:style-name="ce16" table:formula="of:=([.B79]*[.D52]*[.B134]+[.C79]*[.D53]*[.B134]+[.D79]*[.D54]*[.B134]+[.F79]*[.D56]*[.B134])*(1-[.B118])" office:value-type="float" office:value="177.852523171155">
            <text:p>177,8525231712</text:p>
          </table:table-cell>
          <table:table-cell table:style-name="ce16" table:formula="of:=[.B79]*[.D52]+[.C79]*[.D53]+[.D79]*[.D54]+[.F79]*[.D56]" office:value-type="float" office:value="196.93569">
            <text:p>196,93569</text:p>
          </table:table-cell>
          <table:table-cell table:style-name="ce16" table:formula="of:=[.E15]-[.C15]" office:value-type="float" office:value="27.800863171155">
            <text:p>27,8008631712</text:p>
          </table:table-cell>
          <table:table-cell table:style-name="ce30" table:formula="of:=[.G15]*100/[.C15]" office:value-type="float" office:value="18.5275279001612">
            <text:p>18,5275279002</text:p>
          </table:table-cell>
          <table:table-cell table:style-name="ce16" table:formula="of:=[.F15]-[.C15]" office:value-type="float" office:value="46.88403">
            <text:p>46,88403</text:p>
          </table:table-cell>
          <table:table-cell table:style-name="ce32" table:formula="of:=[.I15]*100/[.C15]" office:value-type="float" office:value="31.2452591327547">
            <text:p>31,2452591328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viscous pyroxeres</text:p>
          </table:table-cell>
          <table:table-cell table:style-name="ce15" office:value-type="float" office:value="47.22">
            <text:p>47,22</text:p>
          </table:table-cell>
          <table:table-cell table:style-name="ce15" table:formula="of:=[.B16]*3.333" office:value-type="float" office:value="157.38426">
            <text:p>157,38426</text:p>
          </table:table-cell>
          <table:table-cell table:style-name="ce15" office:value-type="float" office:value="56">
            <text:p>56</text:p>
          </table:table-cell>
          <table:table-cell table:style-name="ce25" table:formula="of:=([.B80]*[.D52]*[.B134]+[.C80]*[.D53]*[.B134]+[.D80]*[.D54]*[.B134]+[.F80]*[.D56]*[.B134])*(1-[.B118])" office:value-type="float" office:value="186.32169094121">
            <text:p>186,3216909412</text:p>
          </table:table-cell>
          <table:table-cell table:style-name="ce25" table:formula="of:=[.B80]*[.D52]+[.C80]*[.D53]+[.D80]*[.D54]+[.F80]*[.D56]" office:value-type="float" office:value="206.31358">
            <text:p>206,31358</text:p>
          </table:table-cell>
          <table:table-cell table:style-name="ce25" table:formula="of:=[.E16]-[.C16]" office:value-type="float" office:value="28.93743094121">
            <text:p>28,9374309412</text:p>
          </table:table-cell>
          <table:table-cell table:style-name="ce29" table:formula="of:=[.G16]*100/[.C16]" office:value-type="float" office:value="18.3864834648713">
            <text:p>18,3864834649</text:p>
          </table:table-cell>
          <table:table-cell table:style-name="ce25" table:formula="of:=[.F16]-[.C16]" office:value-type="float" office:value="48.92932">
            <text:p>48,92932</text:p>
          </table:table-cell>
          <table:table-cell table:style-name="ce33" table:formula="of:=[.I16]*100/[.C16]" office:value-type="float" office:value="31.0890809538387">
            <text:p>31,0890809538</text:p>
          </table:table-cell>
          <table:table-cell table:style-name="ce35" table:number-columns-repeated="1014"/>
        </table:table-row>
        <table:table-row table:style-name="ro2">
          <table:table-cell table:style-name="ce3" office:value-type="string">
            <text:p>jaspet</text:p>
          </table:table-cell>
          <table:table-cell office:value-type="float" office:value="335.02">
            <text:p>335,02</text:p>
          </table:table-cell>
          <table:table-cell table:formula="of:=[.B17]/2" office:value-type="float" office:value="167.51">
            <text:p>167,51</text:p>
          </table:table-cell>
          <table:table-cell table:style-name="ce1" office:value-type="float" office:value="350">
            <text:p>350</text:p>
          </table:table-cell>
          <table:table-cell table:style-name="ce16" table:formula="of:=([.B81]*[.D52]*[.B135]+[.C81]*[.D53]*[.B135]+[.D81]*[.D54]*[.B135]+[.F81]*[.D56]*[.B135]+[.G81]*[.D57]*[.B135])*(1-[.B118])" office:value-type="float" office:value="209.5573754188">
            <text:p>209,5573754188</text:p>
          </table:table-cell>
          <table:table-cell table:style-name="ce16" table:formula="of:=[.B81]*[.D52]+[.C81]*[.D53]+[.D81]*[.D54]+[.F81]*[.D56]+[.G81]*[.D57]" office:value-type="float" office:value="232.0424">
            <text:p>232,0424</text:p>
          </table:table-cell>
          <table:table-cell table:style-name="ce16" table:formula="of:=[.E17]-[.C17]" office:value-type="float" office:value="42.0473754188">
            <text:p>42,0473754188</text:p>
          </table:table-cell>
          <table:table-cell table:style-name="ce30" table:formula="of:=[.G17]*100/[.C17]" office:value-type="float" office:value="25.1014121060235">
            <text:p>25,101412106</text:p>
          </table:table-cell>
          <table:table-cell table:style-name="ce16" table:formula="of:=[.F17]-[.C17]" office:value-type="float" office:value="64.5324">
            <text:p>64,5324</text:p>
          </table:table-cell>
          <table:table-cell table:style-name="ce32" table:formula="of:=[.I17]*100/[.C17]" office:value-type="float" office:value="38.5245059996418">
            <text:p>38,5245059996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pure jaspet</text:p>
          </table:table-cell>
          <table:table-cell table:style-name="ce15" office:value-type="float" office:value="345.01">
            <text:p>345,01</text:p>
          </table:table-cell>
          <table:table-cell table:style-name="ce15" table:formula="of:=[.B18]/2" office:value-type="float" office:value="172.505">
            <text:p>172,505</text:p>
          </table:table-cell>
          <table:table-cell table:style-name="ce15" office:value-type="float" office:value="484.94">
            <text:p>484,94</text:p>
          </table:table-cell>
          <table:table-cell table:style-name="ce25" table:formula="of:=([.B82]*[.D52]*[.B135]+[.C82]*[.D53]*[.B135]+[.D82]*[.D54]*[.B135]+[.F82]*[.D56]*[.B135]+[.G82]*[.D57]*[.B135])*(1-[.B118])" office:value-type="float" office:value="220.03524418974">
            <text:p>220,0352441897</text:p>
          </table:table-cell>
          <table:table-cell table:style-name="ce25" table:formula="of:=[.B82]*[.D52]+[.C82]*[.D53]+[.D82]*[.D54]+[.F82]*[.D56]+[.G82]*[.D57]" office:value-type="float" office:value="243.64452">
            <text:p>243,64452</text:p>
          </table:table-cell>
          <table:table-cell table:style-name="ce25" table:formula="of:=[.E18]-[.C18]" office:value-type="float" office:value="47.53024418974">
            <text:p>47,5302441897</text:p>
          </table:table-cell>
          <table:table-cell table:style-name="ce29" table:formula="of:=[.G18]*100/[.C18]" office:value-type="float" office:value="27.5529661109765">
            <text:p>27,552966111</text:p>
          </table:table-cell>
          <table:table-cell table:style-name="ce25" table:formula="of:=[.F18]-[.C18]" office:value-type="float" office:value="71.13952">
            <text:p>71,13952</text:p>
          </table:table-cell>
          <table:table-cell table:style-name="ce33" table:formula="of:=[.I18]*100/[.C18]" office:value-type="float" office:value="41.2391061128663">
            <text:p>41,2391061129</text:p>
          </table:table-cell>
          <table:table-cell table:style-name="ce35" table:number-columns-repeated="1014"/>
        </table:table-row>
        <table:table-row table:style-name="ro2">
          <table:table-cell table:style-name="ce3" office:value-type="string">
            <text:p>pristine jaspet</text:p>
          </table:table-cell>
          <table:table-cell office:value-type="float" office:value="350.84">
            <text:p>350,84</text:p>
          </table:table-cell>
          <table:table-cell table:formula="of:=[.B19]/2" office:value-type="float" office:value="175.42">
            <text:p>175,42</text:p>
          </table:table-cell>
          <table:table-cell table:style-name="ce1" office:value-type="float" office:value="599.9">
            <text:p>599,9</text:p>
          </table:table-cell>
          <table:table-cell table:style-name="ce16" table:formula="of:=([.B83]*[.D52]*[.B135]+[.C83]*[.D53]*[.B135]+[.D83]*[.D54]*[.B135]+[.F83]*[.D56]*[.B135]+[.G83]*[.D57]*[.B135])*(1-[.B118])" office:value-type="float" office:value="230.51311296068">
            <text:p>230,5131129607</text:p>
          </table:table-cell>
          <table:table-cell table:style-name="ce16" table:formula="of:=[.B83]*[.D52]+[.C83]*[.D53]+[.D83]*[.D54]+[.F83]*[.D56]+[.G83]*[.D57]" office:value-type="float" office:value="255.24664">
            <text:p>255,24664</text:p>
          </table:table-cell>
          <table:table-cell table:style-name="ce16" table:formula="of:=[.E19]-[.C19]" office:value-type="float" office:value="55.0931129606801">
            <text:p>55,0931129607</text:p>
          </table:table-cell>
          <table:table-cell table:style-name="ce30" table:formula="of:=[.G19]*100/[.C19]" office:value-type="float" office:value="31.4064034663551">
            <text:p>31,4064034664</text:p>
          </table:table-cell>
          <table:table-cell table:style-name="ce16" table:formula="of:=[.F19]-[.C19]" office:value-type="float" office:value="79.8266400000001">
            <text:p>79,82664</text:p>
          </table:table-cell>
          <table:table-cell table:style-name="ce32" table:formula="of:=[.I19]*100/[.C19]" office:value-type="float" office:value="45.5060084368944">
            <text:p>45,5060084369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kernite</text:p>
          </table:table-cell>
          <table:table-cell table:style-name="ce15" office:value-type="float" office:value="177.29">
            <text:p>177,29</text:p>
          </table:table-cell>
          <table:table-cell table:style-name="ce15" table:formula="of:=[.B20]/1.2" office:value-type="float" office:value="147.741666666667">
            <text:p>147,7416666667</text:p>
          </table:table-cell>
          <table:table-cell table:style-name="ce15"/>
          <table:table-cell table:style-name="ce25"/>
          <table:table-cell table:style-name="ce25" table:formula="of:=[.B84]*[.D52]+[.D84]*[.D54]+[.E84]*[.D55]" office:value-type="float" office:value="185.422">
            <text:p>185,422</text:p>
          </table:table-cell>
          <table:table-cell table:style-name="ce25"/>
          <table:table-cell table:style-name="ce29"/>
          <table:table-cell table:style-name="ce25"/>
          <table:table-cell table:style-name="ce33"/>
          <table:table-cell table:style-name="ce35" table:number-columns-repeated="1014"/>
        </table:table-row>
        <table:table-row table:style-name="ro2">
          <table:table-cell table:style-name="ce3" office:value-type="string">
            <text:p>luminous kernite</text:p>
          </table:table-cell>
          <table:table-cell office:value-type="float" office:value="175.03">
            <text:p>175,03</text:p>
          </table:table-cell>
          <table:table-cell table:style-name="ce10" table:formula="of:=[.B21]/1.2" office:value-type="float" office:value="145.858333333333">
            <text:p>145,8583333333</text:p>
          </table:table-cell>
          <table:table-cell table:style-name="ce1"/>
          <table:table-cell table:style-name="ce16" table:number-columns-repeated="3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2">
          <table:table-cell table:style-name="ce2" office:value-type="string">
            <text:p>fiery kernite</text:p>
          </table:table-cell>
          <table:table-cell table:style-name="ce15" office:value-type="float" office:value="181">
            <text:p>181</text:p>
          </table:table-cell>
          <table:table-cell table:style-name="ce15" table:formula="of:=[.B22]/1.2" office:value-type="float" office:value="150.833333333333">
            <text:p>150,8333333333</text:p>
          </table:table-cell>
          <table:table-cell table:style-name="ce15"/>
          <table:table-cell table:style-name="ce25" table:number-columns-repeated="3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table:style-name="ce5" office:value-type="string">
            <text:p>hemorphite</text:p>
          </table:table-cell>
          <table:table-cell table:style-name="ce10" office:value-type="float" office:value="417.62">
            <text:p>417,62</text:p>
          </table:table-cell>
          <table:table-cell table:style-name="ce10" table:formula="of:=[.B23]/3" office:value-type="float" office:value="139.206666666667">
            <text:p>139,2066666667</text:p>
          </table:table-cell>
          <table:table-cell table:style-name="ce10"/>
          <table:table-cell table:style-name="ce26"/>
          <table:table-cell table:style-name="ce26" table:formula="of:=[.B87]*[.D52]+[.E87]*[.D55]+[.F87]*[.D56]+[.G87]*[.D57]" office:value-type="float" office:value="247.04904">
            <text:p>247,04904</text:p>
          </table:table-cell>
          <table:table-cell table:style-name="ce26"/>
          <table:table-cell table:style-name="ce31"/>
          <table:table-cell table:style-name="ce26"/>
          <table:table-cell table:style-name="ce34"/>
          <table:table-cell table:style-name="ce35" table:number-columns-repeated="1014"/>
        </table:table-row>
        <table:table-row table:style-name="ro2">
          <table:table-cell table:style-name="ce2" office:value-type="string">
            <text:p>vivid hemorphite</text:p>
          </table:table-cell>
          <table:table-cell table:style-name="ce15" office:value-type="float" office:value="500">
            <text:p>500</text:p>
          </table:table-cell>
          <table:table-cell table:style-name="ce15" table:formula="of:=[.B24]/3" office:value-type="float" office:value="166.666666666667">
            <text:p>166,6666666667</text:p>
          </table:table-cell>
          <table:table-cell table:style-name="ce15"/>
          <table:table-cell table:style-name="ce25" table:number-columns-repeated="3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table:style-name="ce3" office:value-type="string">
            <text:p>radiant hemorphite</text:p>
          </table:table-cell>
          <table:table-cell office:value-type="float" office:value="511.51">
            <text:p>511,51</text:p>
          </table:table-cell>
          <table:table-cell table:style-name="ce10" table:formula="of:=[.B25]/3" office:value-type="float" office:value="170.503333333333">
            <text:p>170,5033333333</text:p>
          </table:table-cell>
          <table:table-cell table:style-name="ce1"/>
          <table:table-cell table:style-name="ce16" table:number-columns-repeated="3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2">
          <table:table-cell table:style-name="ce2" office:value-type="string">
            <text:p>hedbergite</text:p>
          </table:table-cell>
          <table:table-cell table:style-name="ce15" office:value-type="float" office:value="250.02">
            <text:p>250,02</text:p>
          </table:table-cell>
          <table:table-cell table:style-name="ce15" table:formula="of:=[.B26]/3" office:value-type="float" office:value="83.34">
            <text:p>83,34</text:p>
          </table:table-cell>
          <table:table-cell table:style-name="ce15"/>
          <table:table-cell table:style-name="ce25"/>
          <table:table-cell table:style-name="ce25" table:formula="of:=[.E90]*[.D55]+[.F90]*[.D56]+[.G90]*[.D57]" office:value-type="float" office:value="256.48049">
            <text:p>256,48049</text:p>
          </table:table-cell>
          <table:table-cell table:style-name="ce25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table:style-name="ce3" office:value-type="string">
            <text:p>vitric hedbergite</text:p>
          </table:table-cell>
          <table:table-cell office:value-type="float" office:value="600">
            <text:p>600</text:p>
          </table:table-cell>
          <table:table-cell table:style-name="ce10" table:formula="of:=[.B27]/3" office:value-type="float" office:value="200">
            <text:p>200</text:p>
          </table:table-cell>
          <table:table-cell table:style-name="ce1"/>
          <table:table-cell table:style-name="ce16" table:number-columns-repeated="3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2">
          <table:table-cell table:style-name="ce2" office:value-type="string">
            <text:p>glazed hedbergite</text:p>
          </table:table-cell>
          <table:table-cell table:style-name="ce15" office:value-type="float" office:value="526.85">
            <text:p>526,85</text:p>
          </table:table-cell>
          <table:table-cell table:style-name="ce15" table:formula="of:=[.B28]/3" office:value-type="float" office:value="175.616666666667">
            <text:p>175,6166666667</text:p>
          </table:table-cell>
          <table:table-cell table:style-name="ce15"/>
          <table:table-cell table:style-name="ce25" table:number-columns-repeated="3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1">
          <table:table-cell table:style-name="ce3" office:value-type="string">
            <text:p>gneiss</text:p>
          </table:table-cell>
          <table:table-cell office:value-type="float" office:value="476.06">
            <text:p>476,06</text:p>
          </table:table-cell>
          <table:table-cell table:formula="of:=[.B29]/5" office:value-type="float" office:value="95.212">
            <text:p>95,212</text:p>
          </table:table-cell>
          <table:table-cell table:style-name="ce1"/>
          <table:table-cell table:style-name="ce16"/>
          <table:table-cell table:style-name="ce16" table:formula="of:=[.B93]*[.D52]+[.D93]*[.D54]+[.E93]*[.D55]+[.G93]*[.D57]" office:value-type="float" office:value="107.18435">
            <text:p>107,18435</text:p>
          </table:table-cell>
          <table:table-cell table:style-name="ce16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1">
          <table:table-cell table:style-name="ce2" office:value-type="string">
            <text:p>iridescent gneiss</text:p>
          </table:table-cell>
          <table:table-cell table:style-name="ce15" office:value-type="float" office:value="850.01">
            <text:p>850,01</text:p>
          </table:table-cell>
          <table:table-cell table:style-name="ce15" table:formula="of:=[.B30]/5" office:value-type="float" office:value="170.002">
            <text:p>170,002</text:p>
          </table:table-cell>
          <table:table-cell table:style-name="ce15"/>
          <table:table-cell table:style-name="ce25" table:number-columns-repeated="3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table:style-name="ce3" office:value-type="string">
            <text:p>prismatic gneiss</text:p>
          </table:table-cell>
          <table:table-cell office:value-type="float" office:value="200">
            <text:p>200</text:p>
          </table:table-cell>
          <table:table-cell table:formula="of:=[.B31]/5" office:value-type="float" office:value="40">
            <text:p>40</text:p>
          </table:table-cell>
          <table:table-cell table:style-name="ce1"/>
          <table:table-cell table:style-name="ce16" table:number-columns-repeated="3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2">
          <table:table-cell table:style-name="ce2" office:value-type="string">
            <text:p>dark ochre</text:p>
          </table:table-cell>
          <table:table-cell table:style-name="ce15" office:value-type="float" office:value="1004.56">
            <text:p>1004,56</text:p>
          </table:table-cell>
          <table:table-cell table:style-name="ce15" table:formula="of:=[.B32]/8" office:value-type="float" office:value="125.57">
            <text:p>125,57</text:p>
          </table:table-cell>
          <table:table-cell table:style-name="ce15"/>
          <table:table-cell table:style-name="ce25"/>
          <table:table-cell table:style-name="ce25" table:formula="of:=[.B96]*[.D52]+[.F96]*[.D56]+[.G96]*[.D57]" office:value-type="float" office:value="191.68266">
            <text:p>191,68266</text:p>
          </table:table-cell>
          <table:table-cell table:style-name="ce25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table:style-name="ce3" office:value-type="string">
            <text:p>onyx ochre</text:p>
          </table:table-cell>
          <table:table-cell office:value-type="float" office:value="1401.2">
            <text:p>1401,2</text:p>
          </table:table-cell>
          <table:table-cell table:style-name="ce10" table:formula="of:=[.B33]/8" office:value-type="float" office:value="175.15">
            <text:p>175,15</text:p>
          </table:table-cell>
          <table:table-cell table:style-name="ce1"/>
          <table:table-cell table:style-name="ce16" table:number-columns-repeated="3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2">
          <table:table-cell table:style-name="ce2" office:value-type="string">
            <text:p>obsidian ochre</text:p>
          </table:table-cell>
          <table:table-cell table:style-name="ce15" office:value-type="float" office:value="1300.01">
            <text:p>1300,01</text:p>
          </table:table-cell>
          <table:table-cell table:style-name="ce15" table:formula="of:=[.B34]/8" office:value-type="float" office:value="162.50125">
            <text:p>162,50125</text:p>
          </table:table-cell>
          <table:table-cell table:style-name="ce15"/>
          <table:table-cell table:style-name="ce25" table:number-columns-repeated="3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table:style-name="ce3" office:value-type="string">
            <text:p>spodumain</text:p>
          </table:table-cell>
          <table:table-cell office:value-type="float" office:value="2280">
            <text:p>2280</text:p>
          </table:table-cell>
          <table:table-cell table:formula="of:=[.B35]/16" office:value-type="float" office:value="142.5">
            <text:p>142,5</text:p>
          </table:table-cell>
          <table:table-cell table:style-name="ce1"/>
          <table:table-cell table:style-name="ce16"/>
          <table:table-cell table:style-name="ce16" table:formula="of:=[.B99]*[.D52]+[.C99]*[.D53]+[.I99]*[.D59]" office:value-type="float" office:value="74.09535">
            <text:p>74,09535</text:p>
          </table:table-cell>
          <table:table-cell table:style-name="ce16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2">
          <table:table-cell table:style-name="ce2" office:value-type="string">
            <text:p>bright spodumain</text:p>
          </table:table-cell>
          <table:table-cell table:style-name="ce15" office:value-type="float" office:value="2106.01">
            <text:p>2106,01</text:p>
          </table:table-cell>
          <table:table-cell table:style-name="ce15" table:formula="of:=[.B36]/16" office:value-type="float" office:value="131.625625">
            <text:p>131,625625</text:p>
          </table:table-cell>
          <table:table-cell table:style-name="ce15"/>
          <table:table-cell table:style-name="ce25" table:number-columns-repeated="3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table:style-name="ce3" office:value-type="string">
            <text:p>gleaming spodumain</text:p>
          </table:table-cell>
          <table:table-cell office:value-type="float" office:value="1629.03">
            <text:p>1629,03</text:p>
          </table:table-cell>
          <table:table-cell table:style-name="ce10" table:formula="of:=[.B37]/16" office:value-type="float" office:value="101.814375">
            <text:p>101,814375</text:p>
          </table:table-cell>
          <table:table-cell table:style-name="ce1"/>
          <table:table-cell table:style-name="ce16" table:number-columns-repeated="3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2">
          <table:table-cell table:style-name="ce2" office:value-type="string">
            <text:p>crokite</text:p>
          </table:table-cell>
          <table:table-cell table:style-name="ce15" office:value-type="float" office:value="1001.44">
            <text:p>1001,44</text:p>
          </table:table-cell>
          <table:table-cell table:style-name="ce15" table:formula="of:=[.B38]/16" office:value-type="float" office:value="62.59">
            <text:p>62,59</text:p>
          </table:table-cell>
          <table:table-cell table:style-name="ce15"/>
          <table:table-cell table:style-name="ce25"/>
          <table:table-cell table:style-name="ce25" table:formula="of:=[.B102]*[.D52]+[.F102]*[.D56]+[.G102]*[.D57]" office:value-type="float" office:value="219.11401">
            <text:p>219,11401</text:p>
          </table:table-cell>
          <table:table-cell table:style-name="ce25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table:style-name="ce3" office:value-type="string">
            <text:p>sharp crokite</text:p>
          </table:table-cell>
          <table:table-cell office:value-type="float" office:value="1301">
            <text:p>1301</text:p>
          </table:table-cell>
          <table:table-cell table:formula="of:=[.B39]/16" office:value-type="float" office:value="81.3125">
            <text:p>81,3125</text:p>
          </table:table-cell>
          <table:table-cell table:style-name="ce1"/>
          <table:table-cell table:style-name="ce16" table:number-columns-repeated="3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2">
          <table:table-cell table:style-name="ce2" office:value-type="string">
            <text:p>crystaline crokite</text:p>
          </table:table-cell>
          <table:table-cell table:style-name="ce15" office:value-type="float" office:value="3001.05">
            <text:p>3001,05</text:p>
          </table:table-cell>
          <table:table-cell table:style-name="ce15" table:formula="of:=[.B40]/16" office:value-type="float" office:value="187.565625">
            <text:p>187,565625</text:p>
          </table:table-cell>
          <table:table-cell table:style-name="ce15"/>
          <table:table-cell table:style-name="ce25" table:number-columns-repeated="3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table:style-name="ce3" office:value-type="string">
            <text:p>bistot</text:p>
          </table:table-cell>
          <table:table-cell office:value-type="float" office:value="1500">
            <text:p>1500</text:p>
          </table:table-cell>
          <table:table-cell table:formula="of:=[.B41]/16" office:value-type="float" office:value="93.75">
            <text:p>93,75</text:p>
          </table:table-cell>
          <table:table-cell table:style-name="ce1"/>
          <table:table-cell table:style-name="ce16"/>
          <table:table-cell table:style-name="ce16" table:formula="of:=[.C105]*[.D53]+[.G105]*[.D57]+[.I105]*[.D59]" office:value-type="float" office:value="212.02809">
            <text:p>212,02809</text:p>
          </table:table-cell>
          <table:table-cell table:style-name="ce16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2">
          <table:table-cell table:style-name="ce2" office:value-type="string">
            <text:p>monoclinic bistot</text:p>
          </table:table-cell>
          <table:table-cell table:style-name="ce15" office:value-type="float" office:value="3000.12">
            <text:p>3000,12</text:p>
          </table:table-cell>
          <table:table-cell table:style-name="ce15" table:formula="of:=[.B42]/16" office:value-type="float" office:value="187.5075">
            <text:p>187,5075</text:p>
          </table:table-cell>
          <table:table-cell table:style-name="ce15"/>
          <table:table-cell table:style-name="ce25" table:number-columns-repeated="3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table:style-name="ce3" office:value-type="string">
            <text:p>triclinic bistot</text:p>
          </table:table-cell>
          <table:table-cell office:value-type="float" office:value="2677.5">
            <text:p>2677,5</text:p>
          </table:table-cell>
          <table:table-cell table:formula="of:=[.B43]/16" office:value-type="float" office:value="167.34375">
            <text:p>167,34375</text:p>
          </table:table-cell>
          <table:table-cell table:style-name="ce1"/>
          <table:table-cell table:style-name="ce16" table:number-columns-repeated="3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2">
          <table:table-cell table:style-name="ce2" office:value-type="string">
            <text:p>arkonor</text:p>
          </table:table-cell>
          <table:table-cell table:style-name="ce15" office:value-type="float" office:value="1260.01">
            <text:p>1260,01</text:p>
          </table:table-cell>
          <table:table-cell table:style-name="ce15" table:formula="of:=[.B44]/16" office:value-type="float" office:value="78.750625">
            <text:p>78,750625</text:p>
          </table:table-cell>
          <table:table-cell table:style-name="ce15"/>
          <table:table-cell table:style-name="ce25"/>
          <table:table-cell table:style-name="ce25" table:formula="of:=[.B108]*[.D52]+[.G108]*[.D57]+[.I108]*[.D59]" office:value-type="float" office:value="265.60305">
            <text:p>265,60305</text:p>
          </table:table-cell>
          <table:table-cell table:style-name="ce25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table:style-name="ce3" office:value-type="string">
            <text:p>crimson arkonor</text:p>
          </table:table-cell>
          <table:table-cell office:value-type="float" office:value="2998.59">
            <text:p>2998,59</text:p>
          </table:table-cell>
          <table:table-cell table:formula="of:=[.B45]/16" office:value-type="float" office:value="187.411875">
            <text:p>187,411875</text:p>
          </table:table-cell>
          <table:table-cell table:style-name="ce1"/>
          <table:table-cell table:style-name="ce16" table:number-columns-repeated="3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2">
          <table:table-cell table:style-name="ce2" office:value-type="string">
            <text:p>prime arkonor</text:p>
          </table:table-cell>
          <table:table-cell table:style-name="ce15" office:value-type="float" office:value="3000.51">
            <text:p>3000,51</text:p>
          </table:table-cell>
          <table:table-cell table:style-name="ce15" table:formula="of:=[.B46]/16" office:value-type="float" office:value="187.531875">
            <text:p>187,531875</text:p>
          </table:table-cell>
          <table:table-cell table:style-name="ce15"/>
          <table:table-cell table:style-name="ce25" table:number-columns-repeated="3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table:style-name="ce3" office:value-type="string">
            <text:p>mercoxit</text:p>
          </table:table-cell>
          <table:table-cell office:value-type="float" office:value="1100">
            <text:p>1100</text:p>
          </table:table-cell>
          <table:table-cell table:formula="of:=[.B47]/40" office:value-type="float" office:value="27.5">
            <text:p>27,5</text:p>
          </table:table-cell>
          <table:table-cell table:style-name="ce1"/>
          <table:table-cell table:style-name="ce16"/>
          <table:table-cell table:style-name="ce16" table:formula="of:=[.H111]*[.D58]" office:value-type="float" office:value="424">
            <text:p>424</text:p>
          </table:table-cell>
          <table:table-cell table:style-name="ce16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2">
          <table:table-cell table:style-name="ce2" office:value-type="string">
            <text:p>magma mercoxit</text:p>
          </table:table-cell>
          <table:table-cell table:style-name="ce15" office:value-type="float" office:value="12017">
            <text:p>12017</text:p>
          </table:table-cell>
          <table:table-cell table:style-name="ce15" table:formula="of:=[.B48]/40" office:value-type="float" office:value="300.425">
            <text:p>300,425</text:p>
          </table:table-cell>
          <table:table-cell table:style-name="ce15"/>
          <table:table-cell table:style-name="ce25" table:number-columns-repeated="3"/>
          <table:table-cell table:style-name="ce29"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table:style-name="ce3" office:value-type="string">
            <text:p>vitreous mercoxit</text:p>
          </table:table-cell>
          <table:table-cell office:value-type="float" office:value="16500.03">
            <text:p>16500,03</text:p>
          </table:table-cell>
          <table:table-cell table:formula="of:=[.B49]/40" office:value-type="float" office:value="412.50075">
            <text:p>412,50075</text:p>
          </table:table-cell>
          <table:table-cell table:style-name="ce1"/>
          <table:table-cell table:style-name="ce16" table:number-columns-repeated="3"/>
          <table:table-cell table:style-name="ce30"/>
          <table:table-cell table:style-name="ce16"/>
          <table:table-cell table:style-name="ce32"/>
          <table:table-cell table:number-columns-repeated="1014"/>
        </table:table-row>
        <table:table-row table:style-name="ro2">
          <table:table-cell table:style-name="ce2" office:value-type="string">
            <text:p>metal scraps</text:p>
          </table:table-cell>
          <table:table-cell table:style-name="ce15" office:value-type="float" office:value="2000">
            <text:p>2000</text:p>
          </table:table-cell>
          <table:table-cell table:style-name="ce15" table:formula="of:=[.B50]*100" office:value-type="float" office:value="200000">
            <text:p>200000</text:p>
          </table:table-cell>
          <table:table-cell table:style-name="ce15" office:value-type="float" office:value="3000">
            <text:p>3000</text:p>
          </table:table-cell>
          <table:table-cell table:style-name="ce25" table:formula="of:=IF(([.F50]*(1-[.B117]))*1-[.B118]&lt;[.F50];([.F50]*(1-[.B117]))*1-[.B118];[.F50])" office:value-type="float" office:value="115148.2479">
            <text:p>115148,2479</text:p>
          </table:table-cell>
          <table:table-cell table:style-name="ce25" table:formula="of:=[.D52]*[.B114]" office:value-type="float" office:value="230296.5">
            <text:p>230296,5</text:p>
          </table:table-cell>
          <table:table-cell table:style-name="ce25" table:formula="of:=[.E50]-[.C50]" office:value-type="float" office:value="-84851.7521">
            <text:p>-84851,7521</text:p>
          </table:table-cell>
          <table:table-cell table:style-name="ce29" table:formula="of:=[.G50]*100/[.C50]" office:value-type="float" office:value="-42.42587605">
            <text:p>-42,42587605</text:p>
          </table:table-cell>
          <table:table-cell table:style-name="ce25" table:formula="of:=[.F50]-[.C50]" office:value-type="float" office:value="30296.5">
            <text:p>30296,5</text:p>
          </table:table-cell>
          <table:table-cell table:style-name="ce33" table:formula="of:=[.I50]*100/[.C50]" office:value-type="float" office:value="15.14825">
            <text:p>15,14825</text:p>
          </table:table-cell>
          <table:table-cell table:style-name="ce35" table:number-columns-repeated="1014"/>
        </table:table-row>
        <table:table-row table:style-name="ro1">
          <table:table-cell table:style-name="ce6" table:number-columns-repeated="3"/>
          <table:table-cell table:style-name="ce21"/>
          <table:table-cell table:number-columns-repeated="1020"/>
        </table:table-row>
        <table:table-row table:style-name="ro2">
          <table:table-cell table:style-name="ce3" office:value-type="string">
            <text:p>tritanium</text:p>
          </table:table-cell>
          <table:table-cell office:value-type="float" office:value="0">
            <text:p>0</text:p>
          </table:table-cell>
          <table:table-cell table:style-name="ce6"/>
          <table:table-cell table:style-name="ce16" office:value-type="float" office:value="4.5">
            <text:p>4,5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pyerite</text:p>
          </table:table-cell>
          <table:table-cell office:value-type="float" office:value="0">
            <text:p>0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style-name="ce7" office:value-type="string">
            <text:p>mexallon</text:p>
          </table:table-cell>
          <table:table-cell table:style-name="ce16" office:value-type="float" office:value="0">
            <text:p>0</text:p>
          </table:table-cell>
          <table:table-cell table:style-name="ce21"/>
          <table:table-cell table:style-name="ce16" office:value-type="float" office:value="50">
            <text:p>50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style-name="ce7" office:value-type="string">
            <text:p>isogene</text:p>
          </table:table-cell>
          <table:table-cell table:style-name="ce16" office:value-type="float" office:value="0">
            <text:p>0</text:p>
          </table:table-cell>
          <table:table-cell table:style-name="ce21"/>
          <table:table-cell table:style-name="ce16" office:value-type="float" office:value="126">
            <text:p>126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style-name="ce7" office:value-type="string">
            <text:p>nocxium</text:p>
          </table:table-cell>
          <table:table-cell table:style-name="ce16" office:value-type="float" office:value="0">
            <text:p>0</text:p>
          </table:table-cell>
          <table:table-cell table:style-name="ce21"/>
          <table:table-cell table:style-name="ce16" office:value-type="float" office:value="749.98">
            <text:p>749,98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style-name="ce7" office:value-type="string">
            <text:p>zydrine</text:p>
          </table:table-cell>
          <table:table-cell table:style-name="ce16" office:value-type="float" office:value="0">
            <text:p>0</text:p>
          </table:table-cell>
          <table:table-cell table:style-name="ce21"/>
          <table:table-cell table:style-name="ce16" office:value-type="float" office:value="953.01">
            <text:p>953,01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style-name="ce7" office:value-type="string">
            <text:p>morphite</text:p>
          </table:table-cell>
          <table:table-cell table:style-name="ce16" office:value-type="float" office:value="0">
            <text:p>0</text:p>
          </table:table-cell>
          <table:table-cell table:style-name="ce21"/>
          <table:table-cell table:style-name="ce16" office:value-type="float" office:value="8000">
            <text:p>8000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style-name="ce7" office:value-type="string">
            <text:p>megacyte</text:p>
          </table:table-cell>
          <table:table-cell table:style-name="ce16" office:value-type="float" office:value="0">
            <text:p>0</text:p>
          </table:table-cell>
          <table:table-cell table:style-name="ce21"/>
          <table:table-cell table:style-name="ce16" office:value-type="float" office:value="2082.51">
            <text:p>2082,51</text:p>
          </table:table-cell>
          <table:table-cell table:style-name="ce12" table:number-columns-repeated="6"/>
          <table:table-cell table:number-columns-repeated="1014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8" office:value-type="string" table:number-columns-spanned="4" table:number-rows-spanned="1">
            <text:p>composition m3</text:p>
          </table:table-cell>
          <table:covered-table-cell table:number-columns-repeated="2" table:style-name="ce17"/>
          <table:covered-table-cell table:style-name="ce23"/>
          <table:table-cell table:style-name="ce23"/>
          <table:table-cell table:style-name="ce1" table:number-columns-repeated="4"/>
          <table:table-cell/>
          <table:table-cell table:style-name="ce37" table:number-columns-repeated="6"/>
          <table:table-cell table:number-columns-repeated="1008"/>
        </table:table-row>
        <table:table-row table:style-name="ro1">
          <table:table-cell table:style-name="ce9"/>
          <table:table-cell table:style-name="ce18" table:number-columns-repeated="2"/>
          <table:table-cell table:style-name="ce24" table:number-columns-repeated="2"/>
          <table:table-cell table:style-name="ce1" table:number-columns-repeated="4"/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minerai/métal</text:p>
          </table:table-cell>
          <table:table-cell table:style-name="ce8" office:value-type="string">
            <text:p>tritanium</text:p>
          </table:table-cell>
          <table:table-cell table:style-name="ce8" office:value-type="string">
            <text:p>pyerite</text:p>
          </table:table-cell>
          <table:table-cell office:value-type="string">
            <text:p>mexallon</text:p>
          </table:table-cell>
          <table:table-cell table:style-name="ce8" office:value-type="string">
            <text:p>isogene</text:p>
          </table:table-cell>
          <table:table-cell table:style-name="ce1" office:value-type="string">
            <text:p>nocxium</text:p>
          </table:table-cell>
          <table:table-cell table:style-name="ce1" office:value-type="string">
            <text:p>zydrine</text:p>
          </table:table-cell>
          <table:table-cell table:style-name="ce1" office:value-type="string">
            <text:p>morphite</text:p>
          </table:table-cell>
          <table:table-cell table:style-name="ce1" office:value-type="string">
            <text:p>megacyte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veldspar</text:p>
          </table:table-cell>
          <table:table-cell table:style-name="ce8" office:value-type="float" office:value="30.03">
            <text:p>30,03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concentrated veldspar</text:p>
          </table:table-cell>
          <table:table-cell table:style-name="ce8" table:formula="of:=[.B66]*1.05" office:value-type="float" office:value="31.5315">
            <text:p>31,5315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dense veldspar</text:p>
          </table:table-cell>
          <table:table-cell table:style-name="ce8" table:formula="of:=[.B66]*1.1" office:value-type="float" office:value="33.033">
            <text:p>33,033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scordite</text:p>
          </table:table-cell>
          <table:table-cell table:style-name="ce8" office:value-type="float" office:value="16.676">
            <text:p>16,676</text:p>
          </table:table-cell>
          <table:table-cell table:style-name="ce8" office:value-type="float" office:value="8.328">
            <text:p>8,328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condensed scordite</text:p>
          </table:table-cell>
          <table:table-cell table:style-name="ce8" table:formula="of:=[.B69]*1.05" office:value-type="float" office:value="17.5098">
            <text:p>17,5098</text:p>
          </table:table-cell>
          <table:table-cell table:style-name="ce8" table:formula="of:=[.C69]*1.05" office:value-type="float" office:value="8.7444">
            <text:p>8,7444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massive scordite</text:p>
          </table:table-cell>
          <table:table-cell table:style-name="ce8" table:formula="of:=[.B69]*1.1" office:value-type="float" office:value="18.3436">
            <text:p>18,3436</text:p>
          </table:table-cell>
          <table:table-cell table:style-name="ce8" table:formula="of:=[.C69]*1.1" office:value-type="float" office:value="9.1608">
            <text:p>9,1608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1">
          <table:table-cell table:style-name="ce8" office:value-type="string">
            <text:p>plagioclase</text:p>
          </table:table-cell>
          <table:table-cell table:style-name="ce8" office:value-type="float" office:value="2.196">
            <text:p>2,196</text:p>
          </table:table-cell>
          <table:table-cell table:style-name="ce8" office:value-type="float" office:value="4.392">
            <text:p>4,392</text:p>
          </table:table-cell>
          <table:table-cell office:value-type="float" office:value="2.196">
            <text:p>2,196</text:p>
          </table:table-cell>
          <table:table-cell table:style-name="ce8" office:value-type="float" office:value="0">
            <text:p>0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1">
          <table:table-cell table:style-name="ce8" office:value-type="string">
            <text:p>azure plagioclase</text:p>
          </table:table-cell>
          <table:table-cell table:style-name="ce8" table:formula="of:=[.B72]*1.05" office:value-type="float" office:value="2.3058">
            <text:p>2,3058</text:p>
          </table:table-cell>
          <table:table-cell table:style-name="ce8" table:formula="of:=[.C72]*1.05" office:value-type="float" office:value="4.6116">
            <text:p>4,6116</text:p>
          </table:table-cell>
          <table:table-cell table:formula="of:=[.D72]*1.05" office:value-type="float" office:value="2.3058">
            <text:p>2,3058</text:p>
          </table:table-cell>
          <table:table-cell table:style-name="ce8" office:value-type="float" office:value="0">
            <text:p>0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rich plagioclase</text:p>
          </table:table-cell>
          <table:table-cell table:style-name="ce8" table:formula="of:=[.B72]*1.1" office:value-type="float" office:value="2.4156">
            <text:p>2,4156</text:p>
          </table:table-cell>
          <table:table-cell table:style-name="ce8" table:formula="of:=[.C72]*1.1" office:value-type="float" office:value="4.8312">
            <text:p>4,8312</text:p>
          </table:table-cell>
          <table:table-cell table:formula="of:=[.D72]*1.1" office:value-type="float" office:value="2.4156">
            <text:p>2,4156</text:p>
          </table:table-cell>
          <table:table-cell table:style-name="ce8" office:value-type="float" office:value="0">
            <text:p>0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omber</text:p>
          </table:table-cell>
          <table:table-cell table:style-name="ce8" office:value-type="float" office:value="1.023">
            <text:p>1,023</text:p>
          </table:table-cell>
          <table:table-cell table:style-name="ce8" office:value-type="float" office:value="0.41">
            <text:p>0,41</text:p>
          </table:table-cell>
          <table:table-cell office:value-type="float" office:value="0">
            <text:p>0</text:p>
          </table:table-cell>
          <table:table-cell table:style-name="ce8" office:value-type="float" office:value="1.023">
            <text:p>1,023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silvery omber</text:p>
          </table:table-cell>
          <table:table-cell table:style-name="ce8" office:value-type="float" office:value="1.074">
            <text:p>1,074</text:p>
          </table:table-cell>
          <table:table-cell table:style-name="ce8" office:value-type="float" office:value="0.43">
            <text:p>0,43</text:p>
          </table:table-cell>
          <table:table-cell office:value-type="float" office:value="0">
            <text:p>0</text:p>
          </table:table-cell>
          <table:table-cell table:style-name="ce8" office:value-type="float" office:value="1.074">
            <text:p>1,074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golden omber</text:p>
          </table:table-cell>
          <table:table-cell table:style-name="ce8" office:value-type="float" office:value="1.125">
            <text:p>1,125</text:p>
          </table:table-cell>
          <table:table-cell table:style-name="ce8" office:value-type="float" office:value="0.45">
            <text:p>0,45</text:p>
          </table:table-cell>
          <table:table-cell office:value-type="float" office:value="0">
            <text:p>0</text:p>
          </table:table-cell>
          <table:table-cell table:style-name="ce8" office:value-type="float" office:value="1.125">
            <text:p>1,125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pyroxeres</text:p>
          </table:table-cell>
          <table:table-cell table:style-name="ce8" office:value-type="float" office:value="8.44">
            <text:p>8,44</text:p>
          </table:table-cell>
          <table:table-cell table:style-name="ce8" office:value-type="float" office:value="0.59">
            <text:p>0,59</text:p>
          </table:table-cell>
          <table:table-cell office:value-type="float" office:value="1.2">
            <text:p>1,2</text:p>
          </table:table-cell>
          <table:table-cell table:style-name="ce8" office:value-type="float" office:value="0">
            <text:p>0</text:p>
          </table:table-cell>
          <table:table-cell table:style-name="ce1" office:value-type="float" office:value="0.11">
            <text:p>0,11</text:p>
          </table:table-cell>
          <table:table-cell table:number-columns-repeated="3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solid pyroxeres</text:p>
          </table:table-cell>
          <table:table-cell table:style-name="ce8" table:formula="of:=[.B78]*1.05" office:value-type="float" office:value="8.862">
            <text:p>8,862</text:p>
          </table:table-cell>
          <table:table-cell table:style-name="ce8" table:formula="of:=[.C78]*1.05" office:value-type="float" office:value="0.6195">
            <text:p>0,6195</text:p>
          </table:table-cell>
          <table:table-cell table:formula="of:=[.D78]*1.05" office:value-type="float" office:value="1.26">
            <text:p>1,26</text:p>
          </table:table-cell>
          <table:table-cell table:style-name="ce8" office:value-type="float" office:value="0">
            <text:p>0</text:p>
          </table:table-cell>
          <table:table-cell table:style-name="ce1" table:formula="of:=[.F78]*1.05" office:value-type="float" office:value="0.1155">
            <text:p>0,1155</text:p>
          </table:table-cell>
          <table:table-cell table:number-columns-repeated="3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viscous pyroxeres</text:p>
          </table:table-cell>
          <table:table-cell table:style-name="ce8" table:formula="of:=[.B78]*1.1" office:value-type="float" office:value="9.284">
            <text:p>9,284</text:p>
          </table:table-cell>
          <table:table-cell table:style-name="ce8" table:formula="of:=[.C78]*1.1" office:value-type="float" office:value="0.649">
            <text:p>0,649</text:p>
          </table:table-cell>
          <table:table-cell table:formula="of:=[.D78]*1.1" office:value-type="float" office:value="1.32">
            <text:p>1,32</text:p>
          </table:table-cell>
          <table:table-cell table:style-name="ce8" office:value-type="float" office:value="0">
            <text:p>0</text:p>
          </table:table-cell>
          <table:table-cell table:style-name="ce1" table:formula="of:=[.F78]*1.1" office:value-type="float" office:value="0.121">
            <text:p>0,121</text:p>
          </table:table-cell>
          <table:table-cell table:number-columns-repeated="3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jaspet</text:p>
          </table:table-cell>
          <table:table-cell table:number-columns-repeated="2" table:style-name="ce8" office:value-type="float" office:value="0.259">
            <text:p>0,259</text:p>
          </table:table-cell>
          <table:table-cell office:value-type="float" office:value="0.518">
            <text:p>0,518</text:p>
          </table:table-cell>
          <table:table-cell table:style-name="ce8" office:value-type="float" office:value="0">
            <text:p>0</text:p>
          </table:table-cell>
          <table:table-cell table:style-name="ce1" office:value-type="float" office:value="0.259">
            <text:p>0,259</text:p>
          </table:table-cell>
          <table:table-cell table:style-name="ce1" office:value-type="float" office:value="0.008">
            <text:p>0,008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pure jaspet</text:p>
          </table:table-cell>
          <table:table-cell table:style-name="ce8" table:formula="of:=[.B81]*1.05" office:value-type="float" office:value="0.27195">
            <text:p>0,27195</text:p>
          </table:table-cell>
          <table:table-cell table:style-name="ce8" table:formula="of:=[.C81]*1.05" office:value-type="float" office:value="0.27195">
            <text:p>0,27195</text:p>
          </table:table-cell>
          <table:table-cell table:formula="of:=[.D81]*1.05" office:value-type="float" office:value="0.5439">
            <text:p>0,5439</text:p>
          </table:table-cell>
          <table:table-cell table:style-name="ce8" office:value-type="float" office:value="0">
            <text:p>0</text:p>
          </table:table-cell>
          <table:table-cell table:style-name="ce1" table:formula="of:=[.F81]*1.05" office:value-type="float" office:value="0.27195">
            <text:p>0,27195</text:p>
          </table:table-cell>
          <table:table-cell table:style-name="ce1" table:formula="of:=[.G81]*1.05" office:value-type="float" office:value="0.0084">
            <text:p>0,0084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8" office:value-type="string">
            <text:p>pristine jaspet</text:p>
          </table:table-cell>
          <table:table-cell table:style-name="ce8" table:formula="of:=[.B81]*1.1" office:value-type="float" office:value="0.2849">
            <text:p>0,2849</text:p>
          </table:table-cell>
          <table:table-cell table:style-name="ce8" table:formula="of:=[.C81]*1.1" office:value-type="float" office:value="0.2849">
            <text:p>0,2849</text:p>
          </table:table-cell>
          <table:table-cell table:formula="of:=[.D81]*1.1" office:value-type="float" office:value="0.5698">
            <text:p>0,5698</text:p>
          </table:table-cell>
          <table:table-cell table:style-name="ce8" office:value-type="float" office:value="0">
            <text:p>0</text:p>
          </table:table-cell>
          <table:table-cell table:style-name="ce1" table:formula="of:=[.F81]*1.1" office:value-type="float" office:value="0.2849">
            <text:p>0,2849</text:p>
          </table:table-cell>
          <table:table-cell table:style-name="ce1" table:formula="of:=[.G81]*1.1" office:value-type="float" office:value="0.0088">
            <text:p>0,0088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2">
          <table:table-cell table:style-name="ce10" office:value-type="string">
            <text:p>kernite</text:p>
          </table:table-cell>
          <table:table-cell table:style-name="ce19" office:value-type="float" office:value="0.804">
            <text:p>0,80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.61">
            <text:p>1,61</text:p>
          </table:table-cell>
          <table:table-cell table:style-name="ce19" office:value-type="float" office:value="0.804">
            <text:p>0,804</text:p>
          </table:table-cell>
          <table:table-cell table:number-columns-repeated="4" table:style-name="ce10" office:value-type="float" office:value="0">
            <text:p>0</text:p>
          </table:table-cell>
          <table:table-cell table:style-name="ce35"/>
          <table:table-cell table:style-name="ce38"/>
          <table:table-cell table:style-name="ce41" table:number-columns-repeated="5"/>
          <table:table-cell table:style-name="ce35" table:number-columns-repeated="1008"/>
        </table:table-row>
        <table:table-row table:style-name="ro2">
          <table:table-cell table:style-name="ce10" office:value-type="string">
            <text:p>luminous kernite</text:p>
          </table:table-cell>
          <table:table-cell table:style-name="ce8" table:formula="of:=[.B84]*1.05" office:value-type="float" office:value="0.8442">
            <text:p>0,8442</text:p>
          </table:table-cell>
          <table:table-cell table:style-name="ce8" office:value-type="float" office:value="0">
            <text:p>0</text:p>
          </table:table-cell>
          <table:table-cell table:formula="of:=[.D84]*1.05" office:value-type="float" office:value="1.6905">
            <text:p>1,6905</text:p>
          </table:table-cell>
          <table:table-cell table:style-name="ce8" table:formula="of:=[.E84]*1.05" office:value-type="float" office:value="0.8442">
            <text:p>0,8442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9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fiery kernite</text:p>
          </table:table-cell>
          <table:table-cell table:style-name="ce8" table:formula="of:=[.B84]*1.1" office:value-type="float" office:value="0.8844">
            <text:p>0,8844</text:p>
          </table:table-cell>
          <table:table-cell table:style-name="ce8" office:value-type="float" office:value="0">
            <text:p>0</text:p>
          </table:table-cell>
          <table:table-cell table:formula="of:=[.D84]*1.1" office:value-type="float" office:value="1.771">
            <text:p>1,771</text:p>
          </table:table-cell>
          <table:table-cell table:style-name="ce8" table:formula="of:=[.E84]*1.1" office:value-type="float" office:value="0.8844">
            <text:p>0,8844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hemorphite</text:p>
          </table:table-cell>
          <table:table-cell table:style-name="ce19" office:value-type="float" office:value="0.141">
            <text:p>0,141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0.141">
            <text:p>0,141</text:p>
          </table:table-cell>
          <table:table-cell table:style-name="ce10" office:value-type="float" office:value="0.282">
            <text:p>0,282</text:p>
          </table:table-cell>
          <table:table-cell table:style-name="ce10" office:value-type="float" office:value="0.018">
            <text:p>0,018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5"/>
          <table:table-cell table:style-name="ce38"/>
          <table:table-cell table:style-name="ce41" table:number-columns-repeated="5"/>
          <table:table-cell table:style-name="ce35" table:number-columns-repeated="1008"/>
        </table:table-row>
        <table:table-row table:style-name="ro2">
          <table:table-cell table:style-name="ce10" office:value-type="string">
            <text:p>vivid hemorphite</text:p>
          </table:table-cell>
          <table:table-cell table:style-name="ce8" table:formula="of:=[.B87]*1.05" office:value-type="float" office:value="0.14805">
            <text:p>0,14805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table:formula="of:=[.E87]*1.05" office:value-type="float" office:value="0.14805">
            <text:p>0,14805</text:p>
          </table:table-cell>
          <table:table-cell table:style-name="ce1" table:formula="of:=[.F87]*1.05" office:value-type="float" office:value="0.2961">
            <text:p>0,2961</text:p>
          </table:table-cell>
          <table:table-cell table:style-name="ce1" table:formula="of:=[.G87]*1.05" office:value-type="float" office:value="0.0189">
            <text:p>0,0189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radiant hemorphite</text:p>
          </table:table-cell>
          <table:table-cell table:style-name="ce8" table:formula="of:=[.B87]*1.1" office:value-type="float" office:value="0.1551">
            <text:p>0,1551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table:formula="of:=[.E87]*1.1" office:value-type="float" office:value="0.1551">
            <text:p>0,1551</text:p>
          </table:table-cell>
          <table:table-cell table:style-name="ce1" table:formula="of:=[.F87]*1.1" office:value-type="float" office:value="0.3102">
            <text:p>0,3102</text:p>
          </table:table-cell>
          <table:table-cell table:style-name="ce1" table:formula="of:=[.G87]*1.1" office:value-type="float" office:value="0.0198">
            <text:p>0,0198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hedbergite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9" office:value-type="float" office:value="0.472">
            <text:p>0,472</text:p>
          </table:table-cell>
          <table:table-cell table:style-name="ce10" office:value-type="float" office:value="0.236">
            <text:p>0,236</text:p>
          </table:table-cell>
          <table:table-cell table:style-name="ce10" office:value-type="float" office:value="0.021">
            <text:p>0,02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5"/>
          <table:table-cell table:style-name="ce38"/>
          <table:table-cell table:style-name="ce41" table:number-columns-repeated="5"/>
          <table:table-cell table:style-name="ce35" table:number-columns-repeated="1008"/>
        </table:table-row>
        <table:table-row table:style-name="ro2">
          <table:table-cell table:style-name="ce10" office:value-type="string">
            <text:p>vitric hedbergite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table:formula="of:=[.E90]*1.05" office:value-type="float" office:value="0.4956">
            <text:p>0,4956</text:p>
          </table:table-cell>
          <table:table-cell table:style-name="ce1" table:formula="of:=[.F90]*1.05" office:value-type="float" office:value="0.2478">
            <text:p>0,2478</text:p>
          </table:table-cell>
          <table:table-cell table:style-name="ce1" table:formula="of:=[.G90]*1.05" office:value-type="float" office:value="0.02205">
            <text:p>0,02205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glazed hedbergite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table:formula="of:=[.E90]*1.1" office:value-type="float" office:value="0.5192">
            <text:p>0,5192</text:p>
          </table:table-cell>
          <table:table-cell table:style-name="ce1" table:formula="of:=[.F90]*1.1" office:value-type="float" office:value="0.2596">
            <text:p>0,2596</text:p>
          </table:table-cell>
          <table:table-cell table:style-name="ce1" table:formula="of:=[.G90]*1.1" office:value-type="float" office:value="0.0231">
            <text:p>0,0231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1">
          <table:table-cell table:style-name="ce10" office:value-type="string">
            <text:p>gneiss</text:p>
          </table:table-cell>
          <table:table-cell table:style-name="ce19" office:value-type="float" office:value="0.085">
            <text:p>0,08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85">
            <text:p>0,085</text:p>
          </table:table-cell>
          <table:table-cell table:style-name="ce19" office:value-type="float" office:value="0.171">
            <text:p>0,17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085">
            <text:p>0,085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5"/>
          <table:table-cell table:style-name="ce38"/>
          <table:table-cell table:style-name="ce41" table:number-columns-repeated="5"/>
          <table:table-cell table:style-name="ce35" table:number-columns-repeated="1008"/>
        </table:table-row>
        <table:table-row table:style-name="ro1">
          <table:table-cell table:style-name="ce10" office:value-type="string">
            <text:p>iridescent gneiss</text:p>
          </table:table-cell>
          <table:table-cell table:style-name="ce8" table:formula="of:=[.B93]*1.05" office:value-type="float" office:value="0.08925">
            <text:p>0,08925</text:p>
          </table:table-cell>
          <table:table-cell table:style-name="ce8" office:value-type="float" office:value="0">
            <text:p>0</text:p>
          </table:table-cell>
          <table:table-cell table:formula="of:=[.D93]*1.05" office:value-type="float" office:value="0.08925">
            <text:p>0,08925</text:p>
          </table:table-cell>
          <table:table-cell table:style-name="ce8" table:formula="of:=[.E93]*1.05" office:value-type="float" office:value="0.17955">
            <text:p>0,17955</text:p>
          </table:table-cell>
          <table:table-cell table:style-name="ce1" office:value-type="float" office:value="0">
            <text:p>0</text:p>
          </table:table-cell>
          <table:table-cell table:style-name="ce1" table:formula="of:=[.G93]*1.05" office:value-type="float" office:value="0.08925">
            <text:p>0,08925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prismatic gneiss</text:p>
          </table:table-cell>
          <table:table-cell table:style-name="ce8" table:formula="of:=[.B93]*1.1" office:value-type="float" office:value="0.0935">
            <text:p>0,0935</text:p>
          </table:table-cell>
          <table:table-cell table:style-name="ce8" office:value-type="float" office:value="0">
            <text:p>0</text:p>
          </table:table-cell>
          <table:table-cell table:formula="of:=[.D93]*1.1" office:value-type="float" office:value="0.0935">
            <text:p>0,0935</text:p>
          </table:table-cell>
          <table:table-cell table:style-name="ce8" table:formula="of:=[.E93]*1.1" office:value-type="float" office:value="0.1881">
            <text:p>0,1881</text:p>
          </table:table-cell>
          <table:table-cell table:style-name="ce1" office:value-type="float" office:value="0">
            <text:p>0</text:p>
          </table:table-cell>
          <table:table-cell table:style-name="ce1" table:formula="of:=[.G93]*1.1" office:value-type="float" office:value="0.0935">
            <text:p>0,0935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dark ochre</text:p>
          </table:table-cell>
          <table:table-cell table:style-name="ce19" office:value-type="float" office:value="0.078">
            <text:p>0,078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0" office:value-type="float" office:value="0.156">
            <text:p>0,156</text:p>
          </table:table-cell>
          <table:table-cell table:style-name="ce10" office:value-type="float" office:value="0.078">
            <text:p>0,078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5"/>
          <table:table-cell table:style-name="ce38"/>
          <table:table-cell table:style-name="ce41" table:number-columns-repeated="5"/>
          <table:table-cell table:style-name="ce35" table:number-columns-repeated="1008"/>
        </table:table-row>
        <table:table-row table:style-name="ro2">
          <table:table-cell table:style-name="ce10" office:value-type="string">
            <text:p>onyx ochre</text:p>
          </table:table-cell>
          <table:table-cell table:style-name="ce8" table:formula="of:=[.B96]*1.05" office:value-type="float" office:value="0.0819">
            <text:p>0,0819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" table:formula="of:=[.F96]*1.05" office:value-type="float" office:value="0.1638">
            <text:p>0,1638</text:p>
          </table:table-cell>
          <table:table-cell table:style-name="ce1" table:formula="of:=[.G96]*1.05" office:value-type="float" office:value="0.0819">
            <text:p>0,0819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obsidian ochre</text:p>
          </table:table-cell>
          <table:table-cell table:style-name="ce8" table:formula="of:=[.B96]*1.1" office:value-type="float" office:value="0.0858">
            <text:p>0,0858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" table:formula="of:=[.F96]*1.1" office:value-type="float" office:value="0.1716">
            <text:p>0,1716</text:p>
          </table:table-cell>
          <table:table-cell table:style-name="ce1" table:formula="of:=[.G96]*1.1" office:value-type="float" office:value="0.0858">
            <text:p>0,0858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spodumain</text:p>
          </table:table-cell>
          <table:table-cell table:style-name="ce19" office:value-type="float" office:value="0.175">
            <text:p>0,175</text:p>
          </table:table-cell>
          <table:table-cell table:style-name="ce19" office:value-type="float" office:value="0.035">
            <text:p>0,035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0.035">
            <text:p>0,035</text:p>
          </table:table-cell>
          <table:table-cell table:style-name="ce35"/>
          <table:table-cell table:style-name="ce38"/>
          <table:table-cell table:style-name="ce41" table:number-columns-repeated="5"/>
          <table:table-cell table:style-name="ce35" table:number-columns-repeated="1008"/>
        </table:table-row>
        <table:table-row table:style-name="ro2">
          <table:table-cell table:style-name="ce10" office:value-type="string">
            <text:p>bright spodumain</text:p>
          </table:table-cell>
          <table:table-cell table:style-name="ce8" table:formula="of:=[.B99]*1.05" office:value-type="float" office:value="0.18375">
            <text:p>0,18375</text:p>
          </table:table-cell>
          <table:table-cell table:style-name="ce8" table:formula="of:=[.C99]*1.05" office:value-type="float" office:value="0.03675">
            <text:p>0,03675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[.I99]*1.05" office:value-type="float" office:value="0.03675">
            <text:p>0,03675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gleaming spodumain</text:p>
          </table:table-cell>
          <table:table-cell table:style-name="ce8" table:formula="of:=[.B99]*1.1" office:value-type="float" office:value="0.1925">
            <text:p>0,1925</text:p>
          </table:table-cell>
          <table:table-cell table:style-name="ce8" table:formula="of:=[.C99]*1.1" office:value-type="float" office:value="0.0385">
            <text:p>0,0385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[.I99]*1.1" office:value-type="float" office:value="0.0385">
            <text:p>0,0385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crokite</text:p>
          </table:table-cell>
          <table:table-cell table:style-name="ce19" office:value-type="float" office:value="0.082">
            <text:p>0,082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0" office:value-type="float" office:value="0.082">
            <text:p>0,082</text:p>
          </table:table-cell>
          <table:table-cell table:style-name="ce10" office:value-type="float" office:value="0.165">
            <text:p>0,165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5"/>
          <table:table-cell table:style-name="ce38"/>
          <table:table-cell table:style-name="ce41" table:number-columns-repeated="5"/>
          <table:table-cell table:style-name="ce35" table:number-columns-repeated="1008"/>
        </table:table-row>
        <table:table-row table:style-name="ro2">
          <table:table-cell table:style-name="ce10" office:value-type="string">
            <text:p>sharp crokite</text:p>
          </table:table-cell>
          <table:table-cell table:style-name="ce8" table:formula="of:=[.B102]*1.05" office:value-type="float" office:value="0.0861">
            <text:p>0,0861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" table:formula="of:=[.F102]*1.05" office:value-type="float" office:value="0.0861">
            <text:p>0,0861</text:p>
          </table:table-cell>
          <table:table-cell table:style-name="ce1" table:formula="of:=[.G102]*1.05" office:value-type="float" office:value="0.17325">
            <text:p>0,17325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crystaline crokite</text:p>
          </table:table-cell>
          <table:table-cell table:style-name="ce8" table:formula="of:=[.B102]*1.1" office:value-type="float" office:value="0.0902">
            <text:p>0,0902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" table:formula="of:=[.F102]*1.1" office:value-type="float" office:value="0.0902">
            <text:p>0,0902</text:p>
          </table:table-cell>
          <table:table-cell table:style-name="ce1" table:formula="of:=[.G102]*1.1" office:value-type="float" office:value="0.1815">
            <text:p>0,1815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1" office:value-type="string">
            <text:p>bistot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.053">
            <text:p>0,053</text:p>
          </table:table-cell>
          <table:table-cell table:number-columns-repeated="2" table:style-name="ce20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.106">
            <text:p>0,10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.053">
            <text:p>0,053</text:p>
          </table:table-cell>
          <table:table-cell table:style-name="ce36"/>
          <table:table-cell table:style-name="ce40"/>
          <table:table-cell table:style-name="ce42" table:number-columns-repeated="5"/>
          <table:table-cell table:style-name="ce36" table:number-columns-repeated="1008"/>
        </table:table-row>
        <table:table-row table:style-name="ro2">
          <table:table-cell table:style-name="ce10" office:value-type="string">
            <text:p>monoclinic bistot</text:p>
          </table:table-cell>
          <table:table-cell table:style-name="ce8" office:value-type="float" office:value="0">
            <text:p>0</text:p>
          </table:table-cell>
          <table:table-cell table:style-name="ce8" table:formula="of:=[.C105]*1.05" office:value-type="float" office:value="0.05565">
            <text:p>0,05565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G105]*1.05" office:value-type="float" office:value="0.1113">
            <text:p>0,1113</text:p>
          </table:table-cell>
          <table:table-cell table:style-name="ce1" office:value-type="float" office:value="0">
            <text:p>0</text:p>
          </table:table-cell>
          <table:table-cell table:style-name="ce1" table:formula="of:=[.I105]*1.05" office:value-type="float" office:value="0.05565">
            <text:p>0,05565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triclinic bistot</text:p>
          </table:table-cell>
          <table:table-cell table:style-name="ce8" office:value-type="float" office:value="0">
            <text:p>0</text:p>
          </table:table-cell>
          <table:table-cell table:style-name="ce8" table:formula="of:=[.C105]*1.1" office:value-type="float" office:value="0.0583">
            <text:p>0,0583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G105]*1.1" office:value-type="float" office:value="0.1166">
            <text:p>0,1166</text:p>
          </table:table-cell>
          <table:table-cell table:style-name="ce1" office:value-type="float" office:value="0">
            <text:p>0</text:p>
          </table:table-cell>
          <table:table-cell table:style-name="ce1" table:formula="of:=[.I105]*1.1" office:value-type="float" office:value="0.0583">
            <text:p>0,0583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arkonor</text:p>
          </table:table-cell>
          <table:table-cell table:style-name="ce19" office:value-type="float" office:value="0.093">
            <text:p>0,093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051">
            <text:p>0,05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104">
            <text:p>0,104</text:p>
          </table:table-cell>
          <table:table-cell table:style-name="ce35"/>
          <table:table-cell table:style-name="ce38"/>
          <table:table-cell table:style-name="ce41" table:number-columns-repeated="5"/>
          <table:table-cell table:style-name="ce35" table:number-columns-repeated="1008"/>
        </table:table-row>
        <table:table-row table:style-name="ro2">
          <table:table-cell table:style-name="ce10" office:value-type="string">
            <text:p>crimson arkonor</text:p>
          </table:table-cell>
          <table:table-cell table:style-name="ce8" table:formula="of:=[.B108]*1.05" office:value-type="float" office:value="0.09765">
            <text:p>0,09765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G108]*1.05" office:value-type="float" office:value="0.05355">
            <text:p>0,05355</text:p>
          </table:table-cell>
          <table:table-cell table:style-name="ce1" office:value-type="float" office:value="0">
            <text:p>0</text:p>
          </table:table-cell>
          <table:table-cell table:style-name="ce1" table:formula="of:=[.I108]*1.05" office:value-type="float" office:value="0.1092">
            <text:p>0,1092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prime arkonor</text:p>
          </table:table-cell>
          <table:table-cell table:style-name="ce8" table:formula="of:=[.B108]*1.1" office:value-type="float" office:value="0.1023">
            <text:p>0,1023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G108]*1.1" office:value-type="float" office:value="0.0561">
            <text:p>0,0561</text:p>
          </table:table-cell>
          <table:table-cell table:style-name="ce1" office:value-type="float" office:value="0">
            <text:p>0</text:p>
          </table:table-cell>
          <table:table-cell table:style-name="ce1" table:formula="of:=[.I108]*1.1" office:value-type="float" office:value="0.1144">
            <text:p>0,1144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mercoxit</text:p>
          </table:table-cell>
          <table:table-cell table:number-columns-repeated="4" table:style-name="ce19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0.053">
            <text:p>0,053</text:p>
          </table:table-cell>
          <table:table-cell table:style-name="ce10" office:value-type="float" office:value="0">
            <text:p>0</text:p>
          </table:table-cell>
          <table:table-cell table:style-name="ce35"/>
          <table:table-cell table:style-name="ce38"/>
          <table:table-cell table:style-name="ce41" table:number-columns-repeated="5"/>
          <table:table-cell table:style-name="ce35" table:number-columns-repeated="1008"/>
        </table:table-row>
        <table:table-row table:style-name="ro2">
          <table:table-cell table:style-name="ce10" office:value-type="string">
            <text:p>magma mercoxit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[.H111]*1.05" office:value-type="float" office:value="0.05565">
            <text:p>0,05565</text:p>
          </table:table-cell>
          <table:table-cell table:style-name="ce1" office:value-type="float" office:value="0">
            <text:p>0</text:p>
          </table:table-cell>
          <table:table-cell/>
          <table:table-cell table:style-name="ce38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vitreous mercoxit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[.H111]*1.1" office:value-type="float" office:value="0.0583">
            <text:p>0,0583</text:p>
          </table:table-cell>
          <table:table-cell table:style-name="ce1" office:value-type="float" office:value="0">
            <text:p>0</text:p>
          </table:table-cell>
          <table:table-cell/>
          <table:table-cell table:style-name="ce39"/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8" office:value-type="string">
            <text:p>metal scraps</text:p>
          </table:table-cell>
          <table:table-cell table:style-name="ce8" office:value-type="float" office:value="51177">
            <text:p>51177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style-name="ce37" table:number-columns-repeated="6"/>
          <table:table-cell table:number-columns-repeated="1008"/>
        </table:table-row>
        <table:table-row table:style-name="ro1">
          <table:table-cell table:style-name="Default" table:number-columns-repeated="4"/>
          <table:table-cell/>
          <table:table-cell table:style-name="ce12"/>
          <table:table-cell table:number-columns-repeated="4"/>
          <table:table-cell table:style-name="ce12"/>
          <table:table-cell table:style-name="ce37" table:number-columns-repeated="5"/>
          <table:table-cell table:number-columns-repeated="1008"/>
        </table:table-row>
        <table:table-row table:style-name="ro1">
          <table:table-cell table:style-name="ce12" office:value-type="string" table:number-columns-spanned="2" table:number-rows-spanned="1">
            <text:p>ajustement raffinage</text:p>
          </table:table-cell>
          <table:covered-table-cell table:style-name="Default"/>
          <table:table-cell table:style-name="Default" table:number-columns-repeated="2"/>
          <table:table-cell table:number-columns-repeated="7"/>
          <table:table-cell table:style-name="ce43" table:number-columns-repeated="4"/>
          <table:table-cell table:style-name="ce37"/>
          <table:table-cell table:style-name="ce44"/>
          <table:table-cell table:number-columns-repeated="1007"/>
        </table:table-row>
        <table:table-row table:style-name="ro2">
          <table:table-cell table:style-name="ce6" office:value-type="string">
            <text:p>equipement station</text:p>
          </table:table-cell>
          <table:table-cell table:style-name="ce6" office:value-type="float" office:value="0.5">
            <text:p>0,5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6" office:value-type="string">
            <text:p>taxe raffinage</text:p>
          </table:table-cell>
          <table:table-cell table:style-name="ce6" office:value-type="float" office:value="0.0021">
            <text:p>0,0021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table:number-columns-spanned="2" table:number-rows-spanned="1">
            <text:p>ajustement raffinage (lvl skill)</text:p>
          </table:table-cell>
          <table:covered-table-cell table:style-name="ce6"/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>
            <text:p>reffining</text:p>
          </table:table-cell>
          <table:table-cell table:style-name="ce6" office:value-type="float" office:value="4">
            <text:p>4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>
            <text:p>reffining efficiency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>
            <text:p>processing veldspar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2"/>
          <table:table-cell table:style-name="ce12" table:number-columns-repeated="4"/>
          <table:table-cell table:number-columns-repeated="2"/>
          <table:table-cell table:style-name="ce37"/>
          <table:table-cell table:number-columns-repeated="1013"/>
        </table:table-row>
        <table:table-row table:style-name="ro2">
          <table:table-cell office:value-type="string">
            <text:p>Processing scordite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37"/>
          <table:table-cell table:number-columns-repeated="1013"/>
        </table:table-row>
        <table:table-row table:style-name="ro2">
          <table:table-cell office:value-type="string">
            <text:p>processing plagioclase</text:p>
          </table:table-cell>
          <table:table-cell table:style-name="ce6" office:value-type="float" office:value="2">
            <text:p>2</text:p>
          </table:table-cell>
          <table:table-cell table:style-name="Default"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37"/>
          <table:table-cell table:number-columns-repeated="1013"/>
        </table:table-row>
        <table:table-row table:style-name="ro2">
          <table:table-cell office:value-type="string">
            <text:p>processing pyroxeres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37"/>
          <table:table-cell table:number-columns-repeated="1013"/>
        </table:table-row>
        <table:table-row table:style-name="ro2">
          <table:table-cell office:value-type="string">
            <text:p>processing jaspet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37"/>
          <table:table-cell table:number-columns-repeated="1013"/>
        </table:table-row>
        <table:table-row table:style-name="ro2">
          <table:table-cell office:value-type="string">
            <text:p>processing omber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37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37"/>
          <table:table-cell table:number-columns-repeated="1013"/>
        </table:table-row>
        <table:table-row table:style-name="ro2">
          <table:table-cell office:value-type="string">
            <text:p>RENDEMENT </text:p>
          </table:table-cell>
          <table:table-cell office:value-type="string">
            <text:p>TOTAL </text:p>
          </table:table-cell>
          <table:table-cell table:style-name="ce22" office:value-type="string">
            <text:p>PERSONNEL</text:p>
          </table:table-cell>
          <table:table-cell table:style-name="ce1" office:value-type="string">
            <text:p>diiférence relle</text:p>
          </table:table-cell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37"/>
          <table:table-cell table:number-columns-repeated="1013"/>
        </table:table-row>
        <table:table-row table:style-name="ro2">
          <table:table-cell office:value-type="string">
            <text:p>veldspar</text:p>
          </table:table-cell>
          <table:table-cell table:formula="of:=[.B117]+[.C130]" office:value-type="float" office:value="0.905">
            <text:p>0,905</text:p>
          </table:table-cell>
          <table:table-cell table:formula="of:=(0.375*(1+([.B120]*0.02)+([.B121]*0.04)+([.B122]*0.05)))" office:value-type="float" office:value="0.405">
            <text:p>0,405</text:p>
          </table:table-cell>
          <table:table-cell table:style-name="ce1" table:formula="of:=[.B130]-0.884" office:value-type="float" office:value="0.021">
            <text:p>0,021</text:p>
          </table:table-cell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37"/>
          <table:table-cell table:number-columns-repeated="1013"/>
        </table:table-row>
        <table:table-row table:style-name="ro2">
          <table:table-cell office:value-type="string">
            <text:p>scordite</text:p>
          </table:table-cell>
          <table:table-cell table:formula="of:=[.B117]+[.C131]" office:value-type="float" office:value="0.905">
            <text:p>0,905</text:p>
          </table:table-cell>
          <table:table-cell table:formula="of:=(0.375*(1+([.B120]*0.02)+([.B121]*0.04)+([.B123]*0.05)))" office:value-type="float" office:value="0.405">
            <text:p>0,405</text:p>
          </table:table-cell>
          <table:table-cell table:style-name="ce1" table:formula="of:=[.B131]-0.884" office:value-type="float" office:value="0.021">
            <text:p>0,021</text:p>
          </table:table-cell>
          <table:table-cell table:style-name="ce12"/>
          <table:table-cell table:number-columns-repeated="2"/>
          <table:table-cell table:style-name="ce12"/>
          <table:table-cell table:number-columns-repeated="1016"/>
        </table:table-row>
        <table:table-row table:style-name="ro1">
          <table:table-cell office:value-type="string">
            <text:p>plagioclase</text:p>
          </table:table-cell>
          <table:table-cell table:formula="of:=[.B117]+[.C132]" office:value-type="float" office:value="0.9425">
            <text:p>0,9425</text:p>
          </table:table-cell>
          <table:table-cell table:formula="of:=(0.375*(1+([.B120]*0.02)+([.B121]*0.04)+([.B124]*0.05)))" office:value-type="float" office:value="0.4425">
            <text:p>0,4425</text:p>
          </table:table-cell>
          <table:table-cell table:style-name="ce1" table:formula="of:=[.B132]-0.924" office:value-type="float" office:value="0.0185000000000001">
            <text:p>0,0185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office:value-type="string">
            <text:p>omber</text:p>
          </table:table-cell>
          <table:table-cell table:formula="of:=[.C133]+[.B117]" office:value-type="float" office:value="0.905">
            <text:p>0,905</text:p>
          </table:table-cell>
          <table:table-cell table:formula="of:=(0.375*(1+([.B120]*0.02)+([.B121]*0.04)+([.B127]*0.05)))" office:value-type="float" office:value="0.405">
            <text:p>0,405</text:p>
          </table:table-cell>
          <table:table-cell table:style-name="ce1"/>
          <table:table-cell table:style-name="ce12" table:number-columns-repeated="4"/>
          <table:table-cell table:number-columns-repeated="1016"/>
        </table:table-row>
        <table:table-row table:style-name="ro2">
          <table:table-cell office:value-type="string">
            <text:p>pyroxeres</text:p>
          </table:table-cell>
          <table:table-cell table:formula="of:=[.C134]+[.B117]" office:value-type="float" office:value="0.905">
            <text:p>0,905</text:p>
          </table:table-cell>
          <table:table-cell table:formula="of:=(0.375*(1+([.B120]*0.02)+([.B121]*0.04)+([.B125]*0.05)))" office:value-type="float" office:value="0.405">
            <text:p>0,405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jaspet</text:p>
          </table:table-cell>
          <table:table-cell table:formula="of:=[.C135]+[.B117]" office:value-type="float" office:value="0.905">
            <text:p>0,905</text:p>
          </table:table-cell>
          <table:table-cell table:formula="of:=(0.375*(1+([.B120]*0.02)+([.B121]*0.04)+([.B126]*0.05)))" office:value-type="float" office:value="0.405">
            <text:p>0,405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table:number-columns-spanned="2" table:number-rows-spanned="1">
            <text:p>GAIN ISK/HEURES</text:p>
          </table:table-cell>
          <table:covered-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>
            <text:p>capacité de minage M3/Mn</text:p>
          </table:table-cell>
          <table:table-cell office:value-type="float" office:value="430">
            <text:p>43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capacité soute</text:p>
          </table:table-cell>
          <table:table-cell office:value-type="float" office:value="5000">
            <text:p>500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nombre aller retours</text:p>
          </table:table-cell>
          <table:table-cell table:formula="of:=[.B140]*60/[.B141]" office:value-type="float" office:value="5.16">
            <text:p>5,16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durée aller retours S</text:p>
          </table:table-cell>
          <table:table-cell office:value-type="float" office:value="60">
            <text:p>6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>
            <text:p>Durée totale aller retours Mn</text:p>
          </table:table-cell>
          <table:table-cell table:formula="of:=([.B143]*[.B142])/60" office:value-type="float" office:value="5.16">
            <text:p>5,16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>
            <text:p>volume minage reel M3/h</text:p>
          </table:table-cell>
          <table:table-cell table:formula="of:=(60-[.B144])*([.B140])" office:value-type="float" office:value="23581.2">
            <text:p>23581,2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sans courrier</text:p>
          </table:table-cell>
          <table:table-cell office:value-type="string">
            <text:p>gain avec un courrier</text:p>
          </table:table-cell>
          <table:table-cell table:style-name="ce12" office:value-type="string">
            <text:p>payement en %</text:p>
          </table:table-cell>
          <table:table-cell table:number-columns-repeated="1020"/>
        </table:table-row>
        <table:table-row table:style-name="ro2">
          <table:table-cell office:value-type="string">
            <text:p>veldspar</text:p>
          </table:table-cell>
          <table:table-cell table:formula="of:=ROUNDDOWN([.B145]*[.F2])" office:value-type="float" office:value="3186645">
            <text:p>3186645</text:p>
          </table:table-cell>
          <table:table-cell table:formula="of:=ROUNDDOWN(60*[.B140]*[.F2]-[.B147])" office:value-type="float" office:value="299838">
            <text:p>299838</text:p>
          </table:table-cell>
          <table:table-cell table:style-name="ce12" table:formula="of:=[.C147]*100/[.B147]" office:value-type="float" office:value="9.40920623414281">
            <text:p>9,4092062341</text:p>
          </table:table-cell>
          <table:table-cell table:number-columns-repeated="1020"/>
        </table:table-row>
        <table:table-row table:style-name="ro2">
          <table:table-cell office:value-type="string">
            <text:p>concentrated veldspar</text:p>
          </table:table-cell>
          <table:table-cell table:formula="of:=ROUNDDOWN([.B145]*[.F3])" office:value-type="float" office:value="3345977">
            <text:p>3345977</text:p>
          </table:table-cell>
          <table:table-cell table:formula="of:=ROUNDDOWN(60*[.B140]*[.F3]-[.B148])" office:value-type="float" office:value="314830">
            <text:p>314830</text:p>
          </table:table-cell>
          <table:table-cell table:style-name="ce12" table:formula="of:=[.C148]*100/[.B148]" office:value-type="float" office:value="9.40920992583033">
            <text:p>9,4092099258</text:p>
          </table:table-cell>
          <table:table-cell table:number-columns-repeated="1020"/>
        </table:table-row>
        <table:table-row table:style-name="ro2">
          <table:table-cell office:value-type="string">
            <text:p>dense veldspar</text:p>
          </table:table-cell>
          <table:table-cell table:formula="of:=ROUNDDOWN([.B145]*[.F4])" office:value-type="float" office:value="3505310">
            <text:p>3505310</text:p>
          </table:table-cell>
          <table:table-cell table:formula="of:=ROUNDDOWN(60*[.B140]*[.F4]-[.B149])" office:value-type="float" office:value="329821">
            <text:p>329821</text:p>
          </table:table-cell>
          <table:table-cell table:style-name="ce12" table:formula="of:=[.C149]*100/[.B149]" office:value-type="float" office:value="9.40918206948886">
            <text:p>9,4091820695</text:p>
          </table:table-cell>
          <table:table-cell table:number-columns-repeated="1020"/>
        </table:table-row>
        <table:table-row table:style-name="ro2">
          <table:table-cell office:value-type="string">
            <text:p>scordite</text:p>
          </table:table-cell>
          <table:table-cell table:formula="of:=ROUNDDOWN([.B145]*[.F5])" office:value-type="float" office:value="4126191">
            <text:p>4126191</text:p>
          </table:table-cell>
          <table:table-cell table:formula="of:=ROUNDDOWN(60*[.B140]*[.F5]-[.B150])" office:value-type="float" office:value="388241">
            <text:p>388241</text:p>
          </table:table-cell>
          <table:table-cell table:style-name="ce12" table:formula="of:=[.C150]*100/[.B150]" office:value-type="float" office:value="9.40918634159204">
            <text:p>9,4091863416</text:p>
          </table:table-cell>
          <table:table-cell table:number-columns-repeated="1020"/>
        </table:table-row>
        <table:table-row table:style-name="ro2">
          <table:table-cell table:style-name="ce13" office:value-type="string">
            <text:p>condensed scordite</text:p>
          </table:table-cell>
          <table:table-cell table:style-name="ce13" table:formula="of:=ROUNDDOWN([.B145]*[.F6])" office:value-type="float" office:value="4332500">
            <text:p>4332500</text:p>
          </table:table-cell>
          <table:table-cell table:formula="of:=ROUNDDOWN(60*[.B140]*[.F6]-[.B151])" office:value-type="float" office:value="407654">
            <text:p>407654</text:p>
          </table:table-cell>
          <table:table-cell table:style-name="ce12" table:formula="of:=[.C151]*100/[.B151]" office:value-type="float" office:value="9.40920946335834">
            <text:p>9,4092094634</text:p>
          </table:table-cell>
          <table:table-cell table:number-columns-repeated="1020"/>
        </table:table-row>
        <table:table-row table:style-name="ro2">
          <table:table-cell table:style-name="ce14" office:value-type="string">
            <text:p>massive scordite</text:p>
          </table:table-cell>
          <table:table-cell table:style-name="ce14" table:formula="of:=ROUNDDOWN([.B145]*[.F7])" office:value-type="float" office:value="4538810">
            <text:p>4538810</text:p>
          </table:table-cell>
          <table:table-cell table:formula="of:=ROUNDDOWN(60*[.B140]*[.F7]-[.B152])" office:value-type="float" office:value="427065">
            <text:p>427065</text:p>
          </table:table-cell>
          <table:table-cell table:style-name="ce12" table:formula="of:=[.C152]*100/[.B152]" office:value-type="float" office:value="9.40918434567651">
            <text:p>9,4091843457</text:p>
          </table:table-cell>
          <table:table-cell table:number-columns-repeated="1020"/>
        </table:table-row>
        <table:table-row table:style-name="ro1">
          <table:table-cell office:value-type="string">
            <text:p>plagioclase</text:p>
          </table:table-cell>
          <table:table-cell table:formula="of:=ROUNDDOWN([.B145]*[.F8])" office:value-type="float" office:value="4065068">
            <text:p>4065068</text:p>
          </table:table-cell>
          <table:table-cell table:formula="of:=ROUNDDOWN(60*[.B140]*[.F8]-[.B153])" office:value-type="float" office:value="382490">
            <text:p>382490</text:p>
          </table:table-cell>
          <table:table-cell table:style-name="ce12" table:formula="of:=[.C153]*100/[.B153]" office:value-type="float" office:value="9.409190694965">
            <text:p>9,409190695</text:p>
          </table:table-cell>
          <table:table-cell table:number-columns-repeated="1020"/>
        </table:table-row>
        <table:table-row table:style-name="ro1">
          <table:table-cell office:value-type="string">
            <text:p>azure plagioclase</text:p>
          </table:table-cell>
          <table:table-cell table:formula="of:=ROUNDDOWN([.B145]*[.F9])" office:value-type="float" office:value="4268322">
            <text:p>4268322</text:p>
          </table:table-cell>
          <table:table-cell table:formula="of:=ROUNDDOWN(60*[.B140]*[.F9]-[.B154])" office:value-type="float" office:value="401614">
            <text:p>401614</text:p>
          </table:table-cell>
          <table:table-cell table:style-name="ce12" table:formula="of:=[.C154]*100/[.B154]" office:value-type="float" office:value="9.40917765810546">
            <text:p>9,4091776581</text:p>
          </table:table-cell>
          <table:table-cell table:number-columns-repeated="1020"/>
        </table:table-row>
        <table:table-row table:style-name="ro2">
          <table:table-cell table:style-name="ce13" office:value-type="string">
            <text:p>rich plagioclase</text:p>
          </table:table-cell>
          <table:table-cell table:style-name="ce13" table:formula="of:=ROUNDDOWN([.B145]*[.F10])" office:value-type="float" office:value="4471575">
            <text:p>4471575</text:p>
          </table:table-cell>
          <table:table-cell table:formula="of:=ROUNDDOWN(60*[.B140]*[.F10]-[.B155])" office:value-type="float" office:value="420739">
            <text:p>420739</text:p>
          </table:table-cell>
          <table:table-cell table:style-name="ce12" table:formula="of:=[.C155]*100/[.B155]" office:value-type="float" office:value="9.40919027412042">
            <text:p>9,4091902741</text:p>
          </table:table-cell>
          <table:table-cell table:number-columns-repeated="1020"/>
        </table:table-row>
        <table:table-row table:style-name="ro2">
          <table:table-cell office:value-type="string">
            <text:p>omber</text:p>
          </table:table-cell>
          <table:table-cell table:formula="of:=ROUNDDOWN([.B145]*[.F11])" office:value-type="float" office:value="3264145">
            <text:p>3264145</text:p>
          </table:table-cell>
          <table:table-cell table:formula="of:=ROUNDDOWN(60*[.B140]*[.F11]-[.B156])" office:value-type="float" office:value="307129">
            <text:p>307129</text:p>
          </table:table-cell>
          <table:table-cell table:style-name="ce12" table:formula="of:=[.C156]*100/[.B156]" office:value-type="float" office:value="9.40917146756654">
            <text:p>9,4091714676</text:p>
          </table:table-cell>
          <table:table-cell table:number-columns-repeated="1020"/>
        </table:table-row>
        <table:table-row table:style-name="ro2">
          <table:table-cell office:value-type="string">
            <text:p>silver omber</text:p>
          </table:table-cell>
          <table:table-cell table:formula="of:=ROUNDDOWN([.B145]*[.F12])" office:value-type="float" office:value="3426749">
            <text:p>3426749</text:p>
          </table:table-cell>
          <table:table-cell table:formula="of:=ROUNDDOWN(60*[.B140]*[.F12]-[.B157])" office:value-type="float" office:value="322429">
            <text:p>322429</text:p>
          </table:table-cell>
          <table:table-cell table:style-name="ce12" table:formula="of:=[.C157]*100/[.B157]" office:value-type="float" office:value="9.40918053817189">
            <text:p>9,4091805382</text:p>
          </table:table-cell>
          <table:table-cell table:number-columns-repeated="1020"/>
        </table:table-row>
        <table:table-row table:style-name="ro2">
          <table:table-cell office:value-type="string">
            <text:p>golden omber</text:p>
          </table:table-cell>
          <table:table-cell table:formula="of:=ROUNDDOWN([.B145]*[.F13])" office:value-type="float" office:value="3589353">
            <text:p>3589353</text:p>
          </table:table-cell>
          <table:table-cell table:formula="of:=ROUNDDOWN(60*[.B140]*[.F13]-[.B158])" office:value-type="float" office:value="337729">
            <text:p>337729</text:p>
          </table:table-cell>
          <table:table-cell table:style-name="ce12" table:formula="of:=[.C158]*100/[.B158]" office:value-type="float" office:value="9.40918878694851">
            <text:p>9,4091887869</text:p>
          </table:table-cell>
          <table:table-cell table:number-columns-repeated="1020"/>
        </table:table-row>
        <table:table-row table:style-name="ro2">
          <table:table-cell office:value-type="string">
            <text:p>pyroxeres</text:p>
          </table:table-cell>
          <table:table-cell table:formula="of:=ROUNDDOWN([.B145]*[.F14])" office:value-type="float" office:value="4422837">
            <text:p>4422837</text:p>
          </table:table-cell>
          <table:table-cell table:formula="of:=ROUNDDOWN(60*[.B140]*[.F14]-[.B159])" office:value-type="float" office:value="416154">
            <text:p>416154</text:p>
          </table:table-cell>
          <table:table-cell table:style-name="ce12" table:formula="of:=[.C159]*100/[.B159]" office:value-type="float" office:value="9.40920951868676">
            <text:p>9,4092095187</text:p>
          </table:table-cell>
          <table:table-cell table:number-columns-repeated="1020"/>
        </table:table-row>
        <table:table-row table:style-name="ro2">
          <table:table-cell office:value-type="string">
            <text:p>solid pyroxeres</text:p>
          </table:table-cell>
          <table:table-cell table:formula="of:=ROUNDDOWN([.B145]*[.F15])" office:value-type="float" office:value="4643979">
            <text:p>4643979</text:p>
          </table:table-cell>
          <table:table-cell table:formula="of:=ROUNDDOWN(60*[.B140]*[.F15]-[.B160])" office:value-type="float" office:value="436961">
            <text:p>436961</text:p>
          </table:table-cell>
          <table:table-cell table:style-name="ce12" table:formula="of:=[.C160]*100/[.B160]" office:value-type="float" office:value="9.40919414148944">
            <text:p>9,4091941415</text:p>
          </table:table-cell>
          <table:table-cell table:number-columns-repeated="1020"/>
        </table:table-row>
        <table:table-row table:style-name="ro2">
          <table:table-cell office:value-type="string">
            <text:p>viscous pyroxeres</text:p>
          </table:table-cell>
          <table:table-cell table:formula="of:=ROUNDDOWN([.B145]*[.F16])" office:value-type="float" office:value="4865121">
            <text:p>4865121</text:p>
          </table:table-cell>
          <table:table-cell table:formula="of:=ROUNDDOWN(60*[.B140]*[.F16]-[.B161])" office:value-type="float" office:value="457769">
            <text:p>457769</text:p>
          </table:table-cell>
          <table:table-cell table:style-name="ce12" table:formula="of:=[.C161]*100/[.B161]" office:value-type="float" office:value="9.40920071669338">
            <text:p>9,4092007167</text:p>
          </table:table-cell>
          <table:table-cell table:number-columns-repeated="1020"/>
        </table:table-row>
        <table:table-row table:style-name="ro2">
          <table:table-cell office:value-type="string">
            <text:p>jaspet</text:p>
          </table:table-cell>
          <table:table-cell table:formula="of:=ROUNDDOWN([.B145]*[.F17])" office:value-type="float" office:value="5471838">
            <text:p>5471838</text:p>
          </table:table-cell>
          <table:table-cell table:formula="of:=ROUNDDOWN(60*[.B140]*[.F17]-[.B162])" office:value-type="float" office:value="514855">
            <text:p>514855</text:p>
          </table:table-cell>
          <table:table-cell table:style-name="ce12" table:formula="of:=[.C162]*100/[.B162]" office:value-type="float" office:value="9.40917841500425">
            <text:p>9,409178415</text:p>
          </table:table-cell>
          <table:table-cell table:number-columns-repeated="1020"/>
        </table:table-row>
        <table:table-row table:style-name="ro2">
          <table:table-cell office:value-type="string">
            <text:p>pure jaspet</text:p>
          </table:table-cell>
          <table:table-cell table:formula="of:=ROUNDDOWN([.B145]*[.F18])" office:value-type="float" office:value="5745430">
            <text:p>5745430</text:p>
          </table:table-cell>
          <table:table-cell table:formula="of:=ROUNDDOWN(60*[.B140]*[.F18]-[.B163])" office:value-type="float" office:value="540598">
            <text:p>540598</text:p>
          </table:table-cell>
          <table:table-cell table:style-name="ce12" table:formula="of:=[.C163]*100/[.B163]" office:value-type="float" office:value="9.40918260252061">
            <text:p>9,4091826025</text:p>
          </table:table-cell>
          <table:table-cell table:number-columns-repeated="1020"/>
        </table:table-row>
        <table:table-row table:style-name="ro2">
          <table:table-cell office:value-type="string">
            <text:p>pristine jaspet</text:p>
          </table:table-cell>
          <table:table-cell table:formula="of:=ROUNDDOWN([.B145]*[.F19])" office:value-type="float" office:value="6019022">
            <text:p>6019022</text:p>
          </table:table-cell>
          <table:table-cell table:formula="of:=ROUNDDOWN(60*[.B140]*[.F19]-[.B164])" office:value-type="float" office:value="566341">
            <text:p>566341</text:p>
          </table:table-cell>
          <table:table-cell table:style-name="ce12" table:formula="of:=[.C164]*100/[.B164]" office:value-type="float" office:value="9.40918640935355">
            <text:p>9,4091864094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17:37:08.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7:30:44.38</meta:creation-date>
    <dc:date>2013-11-30T18:32:28.59</dc:date>
    <meta:editing-duration>P1DT4H43M32S</meta:editing-duration>
    <meta:editing-cycles>70</meta:editing-cycles>
    <meta:generator>LibreOffice/3.6$Windows_x86 LibreOffice_project/58f22d5-270d05a-e2abed1-ea17a85-9b5702</meta:generator>
    <meta:document-statistic meta:table-count="1" meta:cell-count="910" meta:object-count="0"/>
  </office:meta>
</office:document-meta>
</file>